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223cm"/>
    </style:style>
    <style:style style:name="co3" style:family="table-column">
      <style:table-column-properties fo:break-before="auto" style:column-width="2.166cm"/>
    </style:style>
    <style:style style:name="co4" style:family="table-column">
      <style:table-column-properties fo:break-before="auto" style:column-width="20.1cm"/>
    </style:style>
    <style:style style:name="co5" style:family="table-column">
      <style:table-column-properties fo:break-before="auto" style:column-width="8.959cm"/>
    </style:style>
    <style:style style:name="co6" style:family="table-column">
      <style:table-column-properties fo:break-before="auto" style:column-width="12.425cm"/>
    </style:style>
    <style:style style:name="co7" style:family="table-column">
      <style:table-column-properties fo:break-before="auto" style:column-width="6.685cm"/>
    </style:style>
    <style:style style:name="co8" style:family="table-column">
      <style:table-column-properties fo:break-before="auto" style:column-width="26.552cm"/>
    </style:style>
    <style:style style:name="co9" style:family="table-column">
      <style:table-column-properties fo:break-before="auto" style:column-width="11.299cm"/>
    </style:style>
    <style:style style:name="co10" style:family="table-column">
      <style:table-column-properties fo:break-before="auto" style:column-width="15.713cm"/>
    </style:style>
    <style:style style:name="ro1" style:family="table-row">
      <style:table-row-properties style:row-height="0.452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1.168cm" fo:break-before="auto" style:use-optimal-row-height="false"/>
    </style:style>
    <style:style style:name="ro4" style:family="table-row">
      <style:table-row-properties style:row-height="2.06cm" fo:break-before="auto" style:use-optimal-row-height="true"/>
    </style:style>
    <style:style style:name="ro5" style:family="table-row">
      <style:table-row-properties style:row-height="1.656cm" fo:break-before="auto" style:use-optimal-row-height="true"/>
    </style:style>
    <style:style style:name="ro6" style:family="table-row">
      <style:table-row-properties style:row-height="1.252cm" fo:break-before="auto" style:use-optimal-row-height="true"/>
    </style:style>
    <style:style style:name="ro7" style:family="table-row">
      <style:table-row-properties style:row-height="0.848cm" fo:break-before="auto" style:use-optimal-row-height="true"/>
    </style:style>
    <style:style style:name="ro8" style:family="table-row">
      <style:table-row-properties style:row-height="25.947cm" fo:break-before="auto" style:use-optimal-row-height="true"/>
    </style:style>
    <style:style style:name="ro9" style:family="table-row">
      <style:table-row-properties style:row-height="1.291cm" fo:break-before="auto" style:use-optimal-row-height="true"/>
    </style:style>
    <style:style style:name="ro10" style:family="table-row">
      <style:table-row-properties style:row-height="2.868cm" fo:break-before="auto" style:use-optimal-row-height="true"/>
    </style:style>
    <style:style style:name="ro11" style:family="table-row">
      <style:table-row-properties style:row-height="2.464cm" fo:break-before="auto" style:use-optimal-row-height="true"/>
    </style:style>
    <style:style style:name="ro12" style:family="table-row">
      <style:table-row-properties style:row-height="4.152cm" fo:break-before="auto" style:use-optimal-row-height="true"/>
    </style:style>
    <style:style style:name="ro13" style:family="table-row">
      <style:table-row-properties style:row-height="2.471cm" fo:break-before="auto" style:use-optimal-row-height="true"/>
    </style:style>
    <style:style style:name="ro14" style:family="table-row">
      <style:table-row-properties style:row-height="3.272cm" fo:break-before="auto" style:use-optimal-row-height="true"/>
    </style:style>
    <style:style style:name="ro15" style:family="table-row">
      <style:table-row-properties style:row-height="3.676cm" fo:break-before="auto" style:use-optimal-row-height="true"/>
    </style:style>
    <style:style style:name="ro16" style:family="table-row">
      <style:table-row-properties style:row-height="16.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7" style:family="table-cell" style:parent-style-name="Default">
      <style:table-cell-properties fo:background-color="#dee6ef"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28" style:family="table-cell" style:parent-style-name="Default">
      <style:table-cell-properties style:text-align-source="fix" style:repeat-content="false" style:vertical-align="middle"/>
      <style:paragraph-properties fo:text-align="center" fo:margin-left="0cm"/>
    </style:style>
    <style:style style:name="ce29"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b66c"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32" style:family="table-cell" style:parent-style-name="Default">
      <style:table-cell-properties style:text-align-source="fix" style:repeat-content="false" fo:border="0.74pt solid #000000" style:vertical-align="middle"/>
      <style:paragraph-properties fo:text-align="center" fo:margin-left="0cm"/>
    </style:style>
    <style:style style:name="ce33" style:family="table-cell" style:parent-style-name="Default">
      <style:table-cell-properties fo:background-color="#ffb66c" style:text-align-source="fix" style:repeat-content="false" fo:border="0.74pt solid #000000" style:vertical-align="middle"/>
      <style:paragraph-properties fo:text-align="center" fo:margin-left="0cm"/>
    </style:style>
    <style:style style:name="ce34" style:family="table-cell" style:parent-style-name="Default">
      <style:table-cell-properties fo:background-color="#ffb66c" style:text-align-source="fix" style:repeat-content="false" style:vertical-align="middle"/>
      <style:paragraph-properties fo:text-align="center" fo:margin-left="0cm"/>
    </style:style>
    <style:style style:name="ce3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fo:background-color="#d2e9ac" style:text-align-source="fix" style:repeat-content="false" fo:border="0.74pt solid #000000" style:vertical-align="middle"/>
      <style:paragraph-properties fo:text-align="center" fo:margin-left="0cm"/>
      <style:text-properties fo:color="#530260" style:font-name="Lucida Console" fo:font-size="9pt" fo:language="none" fo:country="none" fo:font-weight="bold" style:font-name-asian="Lucida Console" style:font-size-asian="9pt" style:language-asian="none" style:country-asian="none" style:font-weight-asian="bold" style:font-name-complex="Lucida Console" style:font-size-complex="9pt" style:language-complex="none" style:country-complex="none" style:font-weight-complex="bold"/>
    </style:style>
    <style:style style:name="ce13" style:family="table-cell" style:parent-style-name="Default">
      <style:table-cell-properties fo:background-color="#d2e9ac" style:text-align-source="fix" style:repeat-content="false" fo:border="0.74pt solid #000000" style:vertical-align="middle"/>
      <style:paragraph-properties fo:text-align="center" fo:margin-left="0cm"/>
    </style:style>
    <style:style style:name="ce14" style:family="table-cell" style:parent-style-name="Default">
      <style:table-cell-properties fo:background-color="#d2e9ac" style:text-align-source="fix" style:repeat-content="false" fo:border="0.74pt solid #000000" style:vertical-align="middle"/>
      <style:paragraph-properties fo:text-align="center" fo:margin-left="0cm"/>
      <style:text-properties style:font-name="Lucida Console" fo:font-size="9pt" style:font-name-asian="Lucida Console" style:font-size-asian="9pt" style:font-name-complex="Lucida Console" style:font-size-complex="9pt"/>
    </style:style>
    <style:style style:name="ce36" style:family="table-cell" style:parent-style-name="Default">
      <style:table-cell-properties fo:background-color="#ffffd7" style:text-align-source="fix" style:repeat-content="false" fo:border="0.74pt solid #000000" style:vertical-align="middle"/>
      <style:paragraph-properties fo:text-align="center" fo:margin-left="0cm"/>
      <style:text-properties style:font-name="Lucida Console" fo:font-size="9pt" fo:language="none" fo:country="none" style:font-name-asian="Lucida Console" style:font-size-asian="9pt" style:language-asian="none" style:country-asian="none" style:font-name-complex="Lucida Console" style:font-size-complex="9pt" style:language-complex="none" style:country-complex="none"/>
    </style:style>
    <style:style style:name="ce23" style:family="table-cell" style:parent-style-name="Default">
      <style:table-cell-properties fo:background-color="#d2e9ac" style:text-align-source="fix" style:repeat-content="false" fo:border="0.74pt solid #000000" style:vertical-align="middle"/>
      <style:paragraph-properties fo:text-align="center" fo:margin-left="0cm"/>
      <style:text-properties style:font-name="Lucida Console" fo:font-size="9pt" fo:language="none" fo:country="none" style:font-name-asian="Lucida Console" style:font-size-asian="9pt" style:language-asian="none" style:country-asian="none" style:font-name-complex="Lucida Console" style:font-size-complex="9pt" style:language-complex="none" style:country-complex="none"/>
    </style:style>
    <style:style style:name="ce24" style:family="table-cell" style:parent-style-name="Default">
      <style:table-cell-properties fo:background-color="#ff0000" style:text-align-source="fix" style:repeat-content="false" fo:border="0.74pt solid #000000" style:vertical-align="middle"/>
      <style:paragraph-properties fo:text-align="center" fo:margin-left="0cm"/>
      <style:text-properties style:font-name="Lucida Console" fo:font-size="9pt" style:font-name-asian="Lucida Console" style:font-size-asian="9pt" style:font-name-complex="Lucida Console" style:font-size-complex="9pt"/>
    </style:style>
    <style:style style:name="ce39" style:family="table-cell" style:parent-style-name="Default">
      <style:table-cell-properties style:text-align-source="fix" style:repeat-content="false" style:vertical-align="middle"/>
      <style:paragraph-properties fo:text-align="center" fo:margin-left="0cm"/>
      <style:text-properties style:font-name="Lucida Console" fo:font-size="9pt" style:font-name-asian="Lucida Console" style:font-size-asian="9pt" style:font-name-complex="Lucida Console" style:font-size-complex="9pt"/>
    </style:style>
    <style:style style:name="ce15" style:family="table-cell" style:parent-style-name="Default">
      <style:table-cell-properties fo:background-color="#dde8cb" style:text-align-source="fix" style:repeat-content="false"/>
      <style:paragraph-properties fo:text-align="center" fo:margin-left="0cm"/>
    </style:style>
    <style:style style:name="ce16" style:family="table-cell" style:parent-style-name="Default">
      <style:table-cell-properties fo:background-color="#ffd8ce" style:text-align-source="fix" style:repeat-content="false" style:vertical-align="middle"/>
      <style:paragraph-properties fo:text-align="center" fo:margin-left="0cm"/>
    </style:style>
    <style:style style:name="ce17" style:family="table-cell" style:parent-style-name="Default">
      <style:table-cell-properties fo:background-color="#dee6ef" style:text-align-source="fix" style:repeat-content="false" fo:border="0.74pt solid #000000" style:vertical-align="middle"/>
      <style:paragraph-properties fo:text-align="center" fo:margin-left="0cm"/>
      <style:text-properties fo:font-style="normal" fo:font-weight="bold" style:font-style-asian="normal" style:font-weight-asian="bold" style:font-style-complex="normal" style:font-weight-complex="bold"/>
    </style:style>
    <style:style style:name="ce18" style:family="table-cell" style:parent-style-name="Default">
      <style:table-cell-properties fo:background-color="#ffd8ce" style:text-align-source="fix" style:repeat-content="false"/>
      <style:paragraph-properties fo:text-align="center" fo:margin-left="0cm"/>
    </style:style>
    <style:style style:name="ce19" style:family="table-cell" style:parent-style-name="Default">
      <style:table-cell-properties style:text-align-source="fix" style:repeat-content="false" style:vertical-align="middle"/>
      <style:paragraph-properties fo:text-align="center" fo:margin-left="0cm"/>
      <style:text-properties fo:font-style="normal" fo:font-weight="normal" style:font-style-asian="normal" style:font-weight-asian="normal" style:font-style-complex="normal" style:font-weight-complex="normal"/>
    </style:style>
    <style:style style:name="ce20" style:family="table-cell" style:parent-style-name="Default">
      <style:table-cell-properties style:text-align-source="fix" style:repeat-content="false" fo:border="0.74pt solid #000000" style:vertical-align="middle"/>
      <style:paragraph-properties fo:text-align="center" fo:margin-left="0cm"/>
      <style:text-properties fo:font-style="normal" fo:font-weight="normal" style:font-style-asian="normal" style:font-weight-asian="normal" style:font-style-complex="normal" style:font-weight-complex="normal"/>
    </style:style>
    <style:style style:name="ce21" style:family="table-cell" style:parent-style-name="Default">
      <style:text-properties fo:font-style="normal" fo:font-weight="normal" style:font-style-asian="normal" style:font-weight-asian="normal" style:font-style-complex="normal" style:font-weight-complex="normal"/>
    </style:style>
    <style:style style:name="T1"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Lucida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Lucida Console" fo:font-size="9pt" style:font-name-asian="Lucida Console" style:font-name-complex="Lucida Console" style:font-size-asian="9pt" style:font-size-complex="9pt"/>
    </style:style>
    <style:style style:name="T3" style:family="text">
      <style:text-properties style:use-window-font-color="true" style:font-name="Lucida Console" fo:font-size="9pt" style:font-name-asian="Lucida Console" style:font-name-complex="Lucida Console" style:font-size-asian="9pt" style:font-size-complex="9pt"/>
    </style:style>
    <style:style style:name="T4" style:family="text">
      <style:text-properties style:font-name="Lucida Console" fo:font-size="9pt" style:font-name-asian="Lucida Console" style:font-name-complex="Lucida Console" style:font-size-asian="9pt" style:font-size-complex="9pt" fo:color="#c0a000"/>
    </style:style>
    <style:style style:name="T5" style:family="text">
      <style:text-properties style:font-name="Lucida Console" fo:font-size="9pt" style:font-name-asian="Lucida Console" style:font-name-complex="Lucida Console" style:font-size-asian="9pt" style:font-size-complex="9pt" style:use-window-font-color="true"/>
    </style:style>
    <style:style style:name="T6" style:family="text">
      <style:text-properties style:font-name="Lucida Console" fo:font-size="9pt" style:font-name-asian="Lucida Console" style:font-name-complex="Lucida Console" style:font-size-asian="9pt" style:font-size-complex="9pt" fo:color="#1ca800"/>
    </style:style>
    <style:style style:name="T7" style:family="text">
      <style:text-properties style:font-name="Lucida Console" fo:font-size="9pt" style:font-name-asian="Lucida Console" style:font-name-complex="Lucida Console" style:font-size-asian="9pt" style:font-size-complex="9pt" fo:color="#b148c6"/>
    </style:style>
    <style:style style:name="T8" style:family="text">
      <style:text-properties style:use-window-font-color="true" style:font-name="Lucida Console" fo:font-size="9pt" style:font-name-asian="Lucida Console" style:font-name-complex="Lucida Console" style:font-size-asian="9pt" style:font-size-complex="9pt" fo:font-weight="bold" style:font-weight-asian="bold" style:font-weight-complex="bold"/>
    </style:style>
    <style:style style:name="T9" style:family="text">
      <style:text-properties style:use-window-font-color="true" style:font-name="Lucida Console" fo:font-size="9pt" style:font-name-asian="Lucida Console" style:font-name-complex="Lucida Console" style:font-size-asian="9pt" style:font-size-complex="9pt" fo:font-weight="normal" style:font-weight-asian="normal" style:font-weight-complex="normal"/>
    </style:style>
    <style:style style:name="T10" style:family="text">
      <style:text-properties style:use-window-font-color="true" style:font-name="Lucida Console" fo:font-size="9pt" fo:font-weight="normal" style:font-name-asian="Lucida Console" style:font-name-complex="Lucida Console" style:font-size-asian="9pt" style:font-size-complex="9pt" style:font-weight-asian="normal" style:font-weight-complex="normal"/>
    </style:style>
    <style:style style:name="T11" style:family="text">
      <style:text-properties style:font-name="Lucida Console" fo:font-size="9pt" fo:font-weight="normal" style:font-name-asian="Lucida Console" style:font-name-complex="Lucida Console" style:font-size-asian="9pt" style:font-size-complex="9pt" style:font-weight-asian="normal" style:font-weight-complex="normal" fo:color="#1ca800"/>
    </style:style>
    <style:style style:name="T12" style:family="text">
      <style:text-properties style:font-name="Lucida Console" fo:font-size="9pt" fo:font-weight="normal" style:font-name-asian="Lucida Console" style:font-name-complex="Lucida Console" style:font-size-asian="9pt" style:font-size-complex="9pt" style:font-weight-asian="normal" style:font-weight-complex="normal" style:use-window-font-color="true"/>
    </style:style>
    <style:style style:name="T13" style:family="text">
      <style:text-properties fo:color="#1ca800" style:font-name="Lucida Console" fo:font-size="9pt" style:font-name-asian="Lucida Console" style:font-name-complex="Lucida Console" style:font-size-asian="9pt" style:font-size-complex="9pt"/>
    </style:style>
    <style:style style:name="T14" style:family="text">
      <style:text-properties fo:color="#1ca800" style:font-name="Lucida Console" fo:font-size="9pt" fo:font-weight="normal" style:font-name-asian="Lucida Console" style:font-name-complex="Lucida Console" style:font-size-asian="9pt" style:font-size-complex="9pt" style:font-weight-asian="normal" style:font-weight-complex="normal"/>
    </style:style>
    <style:style style:name="T15" style:family="text">
      <style:text-properties style:font-name="Lucida Console" fo:font-size="9pt" fo:font-weight="normal" style:font-name-asian="Lucida Console" style:font-name-complex="Lucida Console" style:font-size-asian="9pt" style:font-size-complex="9pt" style:font-weight-asian="normal" style:font-weight-complex="normal" fo:color="#c0a000"/>
    </style:style>
  </office:automatic-styles>
  <office:body>
    <office:spreadsheet>
      <table:calculation-settings table:automatic-find-labels="false" table:use-regular-expressions="false" table:use-wildcards="true"/>
      <table:table table:name="Dados" table:style-name="ta1">
        <table:table-column table:style-name="co1" table:default-cell-style-name="ce1"/>
        <table:table-row table:style-name="ro1">
          <table:table-cell office:value-type="string" calcext:value-type="string">
            <text:p>Link da API</text:p>
          </table:table-cell>
        </table:table-row>
        <table:table-row table:style-name="ro2">
          <table:table-cell table:style-name="Default" office:value-type="string" calcext:value-type="string">
            <text:p><text:a xlink:href="https://devportal.itau.com.br/nossas-apis/itau-ep9-gtw-pix-recebimentos-conciliacoes-v2-ext?tab=especificacaoTecnica#operation/post/boletos_pix" xlink:type="simple">https://devportal.itau.com.br/nossas-apis/itau-ep9-gtw-pix-recebimentos-conciliacoes-v2-ext?tab=especificacaoTecnica#operation/post/boletos_pix</text:a></text:p>
          </table:table-cell>
        </table:table-row>
      </table:table>
      <table:table table:name="Entrada" table:style-name="ta1">
        <table:table-column table:style-name="co2" table:default-cell-style-name="ce28"/>
        <table:table-column table:style-name="co3" table:default-cell-style-name="ce28"/>
        <table:table-column table:style-name="co4" table:default-cell-style-name="ce28"/>
        <table:table-column table:style-name="co5" table:default-cell-style-name="ce28"/>
        <table:table-column table:style-name="co1" table:number-columns-repeated="16380" table:default-cell-style-name="ce28"/>
        <table:table-row table:style-name="ro3">
          <table:table-cell table:style-name="ce27" office:value-type="string" calcext:value-type="string">
            <text:p>Campo</text:p>
          </table:table-cell>
          <table:table-cell table:style-name="ce27" office:value-type="string" calcext:value-type="string">
            <text:p>Obrigatório</text:p>
          </table:table-cell>
          <table:table-cell table:style-name="ce27" office:value-type="string" calcext:value-type="string">
            <text:p>Descrição</text:p>
          </table:table-cell>
          <table:table-cell table:style-name="ce27" office:value-type="string" calcext:value-type="string">
            <text:p>Tabela (Coluna</text:p>
            <text:p>Ativia_tangram_neg_bol_dados</text:p>
          </table:table-cell>
          <table:table-cell table:number-columns-repeated="16380"/>
        </table:table-row>
        <table:table-row table:style-name="ro1">
          <table:table-cell table:number-columns-repeated="16384"/>
        </table:table-row>
        <table:table-row table:style-name="ro4">
          <table:table-cell table:style-name="ce29" office:value-type="string" calcext:value-type="string">
            <text:p>etapa_processo_boleto</text:p>
          </table:table-cell>
          <table:table-cell table:style-name="ce29" office:value-type="string" calcext:value-type="string">
            <text:p>Sim</text:p>
          </table:table-cell>
          <table:table-cell table:style-name="ce32" office:value-type="string" calcext:value-type="string">
            <text:p>string (Define a etapa de negocio executada)</text:p>
            <text:p>Descrição: Simulação de Emissão - 'simulacao’ e Emissão - 'efetivacao'</text:p>
            <text:p>Observação: Quando escolhida a opção “simulação”, todas as validações serão </text:p>
            <text:p>Realizadas e os dados de saída serão retornados,</text:p>
            <text:p> Porém não ocorre a geração efetiva do Boleto e do Pix. Na efetivação o processo é o mesmo e a emissão é efetivada.</text:p>
          </table:table-cell>
          <table:table-cell table:style-name="ce32" office:value-type="string" calcext:value-type="string">
            <text:p>-</text:p>
          </table:table-cell>
          <table:table-cell table:number-columns-repeated="16380"/>
        </table:table-row>
        <table:table-row table:style-name="ro1">
          <table:table-cell table:style-name="ce30" table:number-columns-repeated="2"/>
          <table:table-cell table:number-columns-repeated="16382"/>
        </table:table-row>
        <table:table-row table:style-name="ro1">
          <table:table-cell table:style-name="ce31" office:value-type="string" calcext:value-type="string" table:number-columns-spanned="4" table:number-rows-spanned="1">
            <text:p>beneficiario</text:p>
          </table:table-cell>
          <table:covered-table-cell table:number-columns-repeated="3" table:style-name="ce33"/>
          <table:table-cell table:number-columns-repeated="16380"/>
        </table:table-row>
        <table:table-row table:style-name="ro5">
          <table:table-cell table:style-name="ce32" office:value-type="string" calcext:value-type="string">
            <text:p>id_beneficiario</text:p>
          </table:table-cell>
          <table:table-cell table:style-name="ce32" office:value-type="string" calcext:value-type="string">
            <text:p>Sim</text:p>
          </table:table-cell>
          <table:table-cell table:style-name="ce32" office:value-type="string" calcext:value-type="string">
            <text:p>Obrigatório</text:p>
            <text:p>string (ID do Beneficiário)</text:p>
            <text:p>Descrição: Agência (4 dígitos) + Conta (7 dígitos) + DAC (1 dígito).</text:p>
            <text:p>Exemplo: 150000123450</text:p>
          </table:table-cell>
          <table:table-cell table:style-name="ce12" office:value-type="string" calcext:value-type="string">
            <text:p>ID_BENEFICIARIO</text:p>
          </table:table-cell>
          <table:table-cell table:number-columns-repeated="16380"/>
        </table:table-row>
        <table:table-row table:style-name="ro1">
          <table:table-cell table:number-columns-repeated="2"/>
          <table:table-cell table:style-name="ce35"/>
          <table:table-cell table:number-columns-repeated="16381"/>
        </table:table-row>
        <table:table-row table:style-name="ro1">
          <table:table-cell table:style-name="ce31" office:value-type="string" calcext:value-type="string" table:number-columns-spanned="4" table:number-rows-spanned="1">
            <text:p>dado_boleto</text:p>
          </table:table-cell>
          <table:covered-table-cell table:number-columns-repeated="3" table:style-name="ce33"/>
          <table:table-cell table:number-columns-repeated="16380"/>
        </table:table-row>
        <table:table-row table:style-name="ro6">
          <table:table-cell table:style-name="ce32" office:value-type="string" calcext:value-type="string">
            <text:p>descricao_instrumento_cobranca</text:p>
          </table:table-cell>
          <table:table-cell table:style-name="ce32" office:value-type="string" calcext:value-type="string">
            <text:p>Sim</text:p>
          </table:table-cell>
          <table:table-cell table:style-name="ce32" office:value-type="string" calcext:value-type="string">
            <text:p>string (Tipo de cobrança)</text:p>
            <text:p>Descrição: Indica o tipo de cobrança.</text:p>
            <text:p>Exemplo: "boleto" ou "boleto_pix</text:p>
          </table:table-cell>
          <table:table-cell table:style-name="ce13" office:value-type="string" calcext:value-type="string">
            <text:p>DESCRICAO_INSTRUMENTO_COBRANCA</text:p>
          </table:table-cell>
          <table:table-cell table:number-columns-repeated="16380"/>
        </table:table-row>
        <table:table-row table:style-name="ro6">
          <table:table-cell table:style-name="ce32" office:value-type="string" calcext:value-type="string">
            <text:p>tipo_boleto</text:p>
          </table:table-cell>
          <table:table-cell table:style-name="ce32" office:value-type="string" calcext:value-type="string">
            <text:p>Sim</text:p>
          </table:table-cell>
          <table:table-cell table:style-name="ce32" office:value-type="string" calcext:value-type="string">
            <text:p>Obrigatório</text:p>
            <text:p>string (Tipo do boleto)</text:p>
            <text:p>Descrição: Deve ser indicado um dos tipos do boleto: 'a vista' 'proposta'.</text:p>
          </table:table-cell>
          <table:table-cell table:style-name="ce14" office:value-type="string" calcext:value-type="string">
            <text:p><text:s/>TIPO_BOLETO</text:p>
          </table:table-cell>
          <table:table-cell table:number-columns-repeated="16380"/>
        </table:table-row>
        <table:table-row table:style-name="ro7">
          <table:table-cell table:style-name="ce32" office:value-type="string" calcext:value-type="string">
            <text:p>codigo_carteira</text:p>
          </table:table-cell>
          <table:table-cell table:style-name="ce32" office:value-type="string" calcext:value-type="string">
            <text:p>Sim</text:p>
          </table:table-cell>
          <table:table-cell table:style-name="ce32" office:value-type="string" calcext:value-type="string">
            <text:p>string (Código da carteira)</text:p>
            <text:p>Descrição: Deve ser informado algum dos códigos de carteiras disponíveis: 109.</text:p>
          </table:table-cell>
          <table:table-cell table:style-name="ce36" office:value-type="string" calcext:value-type="string">
            <text:p>CODIGO_CARTEIRA</text:p>
          </table:table-cell>
          <table:table-cell table:number-columns-repeated="16380"/>
        </table:table-row>
        <table:table-row table:style-name="ro5">
          <table:table-cell table:style-name="ce32" office:value-type="string" calcext:value-type="string">
            <text:p>forma_envio</text:p>
          </table:table-cell>
          <table:table-cell table:style-name="ce32" office:value-type="string" calcext:value-type="string">
            <text:p>Não</text:p>
          </table:table-cell>
          <table:table-cell table:style-name="ce32" office:value-type="string" calcext:value-type="string">
            <text:p>string (Tipo de envio do bolecode)</text:p>
            <text:p>Descrição: Deve ser indicado um dos tipos 'impressao' ou 'email'. Caso seja informado 'email',</text:p>
            <text:p> É obrigatório informar o campo dado_boleto &gt; pagador &gt; texto_endereco_email com um endereço de e-mail válido.</text:p>
            <text:p>Exemplo: "impressao" ou "e-mail"</text:p>
          </table:table-cell>
          <table:table-cell table:style-name="ce14" office:value-type="string" calcext:value-type="string">
            <text:p>FORMA_ENVIO</text:p>
          </table:table-cell>
          <table:table-cell table:number-columns-repeated="16380"/>
        </table:table-row>
        <table:table-row table:style-name="ro1">
          <table:table-cell table:style-name="ce32" office:value-type="string" calcext:value-type="string">
            <text:p>assunto_email</text:p>
          </table:table-cell>
          <table:table-cell table:style-name="ce32" office:value-type="string" calcext:value-type="string">
            <text:p>Não</text:p>
          </table:table-cell>
          <table:table-cell table:style-name="ce32" office:value-type="string" calcext:value-type="string">
            <text:p>Descrição: O campo pode ser preenchido de forma personalizada. Máximo caracteres: 50</text:p>
          </table:table-cell>
          <table:table-cell table:style-name="ce14" office:value-type="string" calcext:value-type="string">
            <text:p><text:s/>ASSUNTO_EMAIL</text:p>
          </table:table-cell>
          <table:table-cell table:number-columns-repeated="16380"/>
        </table:table-row>
        <table:table-row table:style-name="ro7">
          <table:table-cell table:style-name="ce32" office:value-type="string" calcext:value-type="string">
            <text:p>mensagem_email</text:p>
          </table:table-cell>
          <table:table-cell table:style-name="ce32" office:value-type="string" calcext:value-type="string">
            <text:p>Não</text:p>
          </table:table-cell>
          <table:table-cell table:style-name="ce32" office:value-type="string" calcext:value-type="string">
            <text:p>string (Mensagem do e-mail)</text:p>
            <text:p>Descrição: O campo pode ser preenchido de forma personalizada. Máximo caracteres: 200</text:p>
          </table:table-cell>
          <table:table-cell table:style-name="ce14" office:value-type="string" calcext:value-type="string">
            <text:p>MENSAGEM_EMAIL</text:p>
          </table:table-cell>
          <table:table-cell table:number-columns-repeated="16380"/>
        </table:table-row>
        <table:table-row table:style-name="ro8">
          <table:table-cell table:style-name="ce32" office:value-type="string" calcext:value-type="string">
            <text:p>codigo_especie</text:p>
          </table:table-cell>
          <table:table-cell table:style-name="ce32" office:value-type="string" calcext:value-type="string">
            <text:p>Sim</text:p>
          </table:table-cell>
          <table:table-cell table:style-name="ce32" office:value-type="string" calcext:value-type="string">
            <text:p>Descrição: Código de espécie do título.</text:p>
            <text:p>Deve ser preenchido conforme os dominios abaixo:</text:p>
            <text:p>01 - DM - Duplicata de Venda Mercantil</text:p>
            <text:p>02 - NP - Nota Promissória</text:p>
            <text:p>03 - NS - Nota de Seguro</text:p>
            <text:p>04 - ME - Mensalidade Escolar</text:p>
            <text:p>05 - RC - Recibo</text:p>
            <text:p>06 - CT - Contrato</text:p>
            <text:p>08 - DS - Duplicata de Prestação de Serviços Original</text:p>
            <text:p>09 - LC - Letra de Câmbio</text:p>
            <text:p>15 - DD - Documento de Dívida</text:p>
            <text:p>16 - EC - Encargos CondominaisEncargos Condominais</text:p>
            <text:p>17 - FS - Fatura de Serviço</text:p>
            <text:p>18 - BDP - Boleto Proposta</text:p>
            <text:p>33 - BDA - Boleto Depósito Aporte (procure seu gerente para uso dessa espécie)</text:p>
            <text:p>88 - CBI - Cédula de Crédito Bancário por Indicação</text:p>
            <text:p>89 - CC - Contrato de Câmbio</text:p>
            <text:p>90 - CCB - Cédula de Crédito BancárioDescrição: Código de espécie do título.</text:p>
            <text:p>Deve ser preenchido conforme os dominios abaixo:</text:p>
            <text:p>01 - DM - Duplicata de Venda Mercantil</text:p>
            <text:p>02 - NP - Nota Promissória</text:p>
            <text:p>03 - NS - Nota de Seguro</text:p>
            <text:p>04 - ME - Mensalidade Escolar</text:p>
            <text:p>05 - RC - Recibo</text:p>
            <text:p>06 - CT - Contrato</text:p>
            <text:p>08 - DS - Duplicata de Prestação de Serviços Original</text:p>
            <text:p>09 - LC - Letra de Câmbio</text:p>
            <text:p>15 - DD - Documento de Dívida</text:p>
            <text:p>16 - EC - Encargos CondominaisEncargos Condominais</text:p>
            <text:p>17 - FS - Fatura de Serviço</text:p>
            <text:p>18 - BDP - Boleto Proposta</text:p>
            <text:p>33 - BDA - Boleto Depósito Aporte (procure seu gerente para uso dessa espécie)</text:p>
            <text:p>88 - CBI - Cédula de Crédito Bancário por Indicação</text:p>
            <text:p>89 - CC - Contrato de Câmbio</text:p>
            <text:p>90 - CCB - Cédula de Crédito Bancário</text:p>
            <text:p>91 - CD - Confissão de Dívida</text:p>
            <text:p>92 - CH - Cheque</text:p>
            <text:p>93 - CM - Contrato de Mútuo</text:p>
            <text:p>94 - CPS - Conta de Prestação de Serviços</text:p>
            <text:p>95 - DMI - Duplicata de Venda Mercantil por Indicação</text:p>
            <text:p/>
            <text:p>96 - DSI - Duplicata de Prestação de Serviços - Original Por Indicação</text:p>
            <text:p/>
            <text:p>97 - RA - Recibo de Aluguel (PJ)</text:p>
            <text:p/>
            <text:p>98 - TA - Termo de acordo. Ex: acao trabalhista</text:p>
            <text:p/>
            <text:p>99 - DV – Diversos91 - CD - Confissão de Dívida</text:p>
            <text:p/>
            <text:p>92 - CH - Cheque</text:p>
            <text:p/>
            <text:p>93 - CM - Contrato de Mútuo</text:p>
            <text:p/>
            <text:p>94 - CPS - Conta de Prestação de Serviços</text:p>
            <text:p/>
            <text:p>95 - DMI - Duplicata de Venda Mercantil por Indicação</text:p>
            <text:p/>
            <text:p>96 - DSI - Duplicata de Prestação de Serviços - Original Por Indicação</text:p>
            <text:p/>
            <text:p>97 - RA - Recibo de Aluguel (PJ)</text:p>
            <text:p/>
            <text:p>98 - TA - Termo de acordo. Ex: acao trabalhista</text:p>
            <text:p/>
            <text:p>99 - DV - Diversos</text:p>
          </table:table-cell>
          <table:table-cell table:style-name="ce14" office:value-type="string" calcext:value-type="string">
            <text:p>CODIGO_ESPECIE</text:p>
          </table:table-cell>
          <table:table-cell table:number-columns-repeated="16380"/>
        </table:table-row>
        <table:table-row table:style-name="ro4">
          <table:table-cell table:style-name="ce32" office:value-type="string" calcext:value-type="string">
            <text:p>valor_abatimento</text:p>
          </table:table-cell>
          <table:table-cell table:style-name="ce32" office:value-type="string" calcext:value-type="string">
            <text:p>Não</text:p>
          </table:table-cell>
          <table:table-cell table:style-name="ce32" office:value-type="string" calcext:value-type="string">
            <text:p><text:tab/></text:p>
            <text:p>string (Valor do abatimento do título)</text:p>
            <text:p>Descrição: Este valor não pode superar o valor da cobrança.</text:p>
            <text:p/>
            <text:p>Observação: Formato do campo: 15 dígitos inteiros e 2 casas decimais.</text:p>
          </table:table-cell>
          <table:table-cell table:style-name="ce32" office:value-type="string" calcext:value-type="string">
            <text:p>-</text:p>
          </table:table-cell>
          <table:table-cell table:number-columns-repeated="16380"/>
        </table:table-row>
        <table:table-row table:style-name="ro4">
          <table:table-cell table:style-name="ce32" office:value-type="string" calcext:value-type="string">
            <text:p>data_emissao</text:p>
          </table:table-cell>
          <table:table-cell table:style-name="ce32" office:value-type="string" calcext:value-type="string">
            <text:p>Não</text:p>
          </table:table-cell>
          <table:table-cell table:style-name="ce32" office:value-type="string" calcext:value-type="string">
            <text:p><text:tab/></text:p>
            <text:p>string (Data efetiva da transação)</text:p>
            <text:p>Descrição: Data efetiva da transação comercial entre beneficiário e pagador. Pode ser igual ou menor a data de vencimento, mas não deve ser maior que a data de vencimento.</text:p>
            <text:p/>
            <text:p>Observação: Formato: AAAA-MM-DD</text:p>
          </table:table-cell>
          <table:table-cell table:style-name="ce32" office:value-type="string" calcext:value-type="string">
            <text:p>-</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pagador</text:p>
          </table:table-cell>
          <table:covered-table-cell table:number-columns-repeated="3" table:style-name="ce33"/>
          <table:table-cell table:number-columns-repeated="16380"/>
        </table:table-row>
        <table:table-row table:style-name="ro6">
          <table:table-cell table:style-name="ce32" office:value-type="string" calcext:value-type="string">
            <text:p>texto_endereco_email</text:p>
          </table:table-cell>
          <table:table-cell table:style-name="ce32" office:value-type="string" calcext:value-type="string">
            <text:p>Não</text:p>
          </table:table-cell>
          <table:table-cell table:style-name="ce32" office:value-type="string" calcext:value-type="string">
            <text:p><text:tab/>string (Endereço de e-mail)</text:p>
            <text:p>Descrição: Caso seja informado 'email' no campo dado_boleto &gt; forma_envio, é obrigatório informar um e-mail válido</text:p>
            <text:p>Exemplo: "<text:a xlink:href="mailto:itau@itau.com.br" xlink:type="simple">itau@itau.com.br</text:a>"</text:p>
          </table:table-cell>
          <table:table-cell table:style-name="ce23" office:value-type="string" calcext:value-type="string">
            <text:p>TEXTO_ENDERECO_EMAIL</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pagador.pessoa</text:p>
          </table:table-cell>
          <table:covered-table-cell table:number-columns-repeated="3" table:style-name="ce33"/>
          <table:table-cell table:number-columns-repeated="16380"/>
        </table:table-row>
        <table:table-row table:style-name="ro6">
          <table:table-cell table:style-name="ce32" office:value-type="string" calcext:value-type="string">
            <text:p>nome_pessoa</text:p>
          </table:table-cell>
          <table:table-cell table:style-name="ce32" office:value-type="string" calcext:value-type="string">
            <text:p>Sim</text:p>
          </table:table-cell>
          <table:table-cell table:style-name="ce32" office:value-type="string" calcext:value-type="string">
            <text:p>string (Nome/Razão social)</text:p>
            <text:p>Descrição: Nome/Razão social do pagador.</text:p>
            <text:p>Observação: Máximo caracteres: 50.</text:p>
          </table:table-cell>
          <table:table-cell table:style-name="ce23" office:value-type="string" calcext:value-type="string">
            <text:p><text:s/>NOME_PESSOA</text:p>
          </table:table-cell>
          <table:table-cell table:number-columns-repeated="16380"/>
        </table:table-row>
        <table:table-row table:style-name="ro5">
          <table:table-cell table:style-name="ce32" office:value-type="string" calcext:value-type="string">
            <text:p>nome_fantasia</text:p>
          </table:table-cell>
          <table:table-cell table:style-name="ce32" office:value-type="string" calcext:value-type="string">
            <text:p>Não</text:p>
          </table:table-cell>
          <table:table-cell table:style-name="ce32" office:value-type="string" calcext:value-type="string">
            <text:p>string (Nome Fantasia)</text:p>
            <text:p>Descrição: Nome Fantasia do pagador.</text:p>
            <text:p>Exemplo: Empresa A.</text:p>
            <text:p>Observação: Máximo caracteres: 50.</text:p>
          </table:table-cell>
          <table:table-cell table:style-name="ce23" office:value-type="string" calcext:value-type="string">
            <text:p>NOME_FANTASIA</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pagador.tipo_pessoa</text:p>
          </table:table-cell>
          <table:covered-table-cell table:number-columns-repeated="3" table:style-name="ce33"/>
          <table:table-cell table:number-columns-repeated="16380"/>
        </table:table-row>
        <table:table-row table:style-name="ro6">
          <table:table-cell table:style-name="ce32" office:value-type="string" calcext:value-type="string">
            <text:p>codigo_tipo_pessoa</text:p>
          </table:table-cell>
          <table:table-cell table:style-name="ce32" office:value-type="string" calcext:value-type="string">
            <text:p>Sim</text:p>
          </table:table-cell>
          <table:table-cell table:style-name="ce32" office:value-type="string" calcext:value-type="string">
            <text:p>string (Tipo pessoa do pagador)</text:p>
            <text:p>Descrição: Tipo de pessoa do pagador.</text:p>
            <text:p>Observação: Pessoa Física = 'F' Pessoa Jurídica = 'J'</text:p>
          </table:table-cell>
          <table:table-cell table:style-name="ce14" office:value-type="string" calcext:value-type="string">
            <text:p>CODIGO_TIPO_PESSOA</text:p>
          </table:table-cell>
          <table:table-cell table:number-columns-repeated="16380"/>
        </table:table-row>
        <table:table-row table:style-name="ro6">
          <table:table-cell table:style-name="ce32" office:value-type="string" calcext:value-type="string">
            <text:p>numero_cadastro_pessoa_fisica</text:p>
          </table:table-cell>
          <table:table-cell table:style-name="ce32" office:value-type="string" calcext:value-type="string">
            <text:p>Não</text:p>
          </table:table-cell>
          <table:table-cell table:style-name="ce32" office:value-type="string" calcext:value-type="string">
            <text:p><text:tab/>string (CPF do pagador)</text:p>
            <text:p>Descrição: Obrigatório caso tipo_pessoa = F.</text:p>
            <text:p>Observação: 11 números (sem pontos, traços ou barras); não informar este campo caso tipo_pessoa = J.</text:p>
          </table:table-cell>
          <table:table-cell table:style-name="ce14" office:value-type="string" calcext:value-type="string">
            <text:p>NUM_CADASTRO_PF</text:p>
          </table:table-cell>
          <table:table-cell table:number-columns-repeated="16380"/>
        </table:table-row>
        <table:table-row table:style-name="ro5">
          <table:table-cell table:style-name="ce32" office:value-type="string" calcext:value-type="string">
            <text:p>numero_cadastro_nacional_pessoa_juridica</text:p>
          </table:table-cell>
          <table:table-cell table:style-name="ce32" office:value-type="string" calcext:value-type="string">
            <text:p>Não</text:p>
          </table:table-cell>
          <table:table-cell table:style-name="ce32" office:value-type="string" calcext:value-type="string">
            <text:p>string (CNPJ do pagador)</text:p>
            <text:p>Descrição: Obrigatório caso tipo_pessoa = J.</text:p>
            <text:p>Observação: 14 números (sem pontos, traços ou barras); não informar este campo caso tipo_pessoa = F.</text:p>
            <text:p>Exemplo: 12312312000110</text:p>
          </table:table-cell>
          <table:table-cell table:style-name="ce14" office:value-type="string" calcext:value-type="string">
            <text:p>NUM_CADASTRO_PJ</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pagador.endereco</text:p>
          </table:table-cell>
          <table:covered-table-cell table:number-columns-repeated="3" table:style-name="ce33"/>
          <table:table-cell table:number-columns-repeated="16380"/>
        </table:table-row>
        <table:table-row table:style-name="ro6">
          <table:table-cell table:style-name="ce32" office:value-type="string" calcext:value-type="string">
            <text:p>nome_logradouro</text:p>
          </table:table-cell>
          <table:table-cell table:style-name="ce32" office:value-type="string" calcext:value-type="string">
            <text:p>Sim</text:p>
          </table:table-cell>
          <table:table-cell table:style-name="ce32" office:value-type="string" calcext:value-type="string">
            <text:p>String (Logradouro)</text:p>
            <text:p>Descrição: Nome do logradouro, número, complemento.</text:p>
            <text:p>Observação: Máximo caracteres: 45.</text:p>
          </table:table-cell>
          <table:table-cell table:style-name="ce23" office:value-type="string" calcext:value-type="string">
            <text:p>LOGRADOURO</text:p>
          </table:table-cell>
          <table:table-cell table:number-columns-repeated="16380"/>
        </table:table-row>
        <table:table-row table:style-name="ro6">
          <table:table-cell table:style-name="ce32" office:value-type="string" calcext:value-type="string">
            <text:p>nome_bairro</text:p>
          </table:table-cell>
          <table:table-cell table:style-name="ce32" office:value-type="string" calcext:value-type="string">
            <text:p>Sim</text:p>
          </table:table-cell>
          <table:table-cell table:style-name="ce32" office:value-type="string" calcext:value-type="string">
            <text:p>string (Bairro)</text:p>
            <text:p>Descrição: Nome do bairro.</text:p>
            <text:p>Observação: Máximo caracteres: 15.</text:p>
          </table:table-cell>
          <table:table-cell table:style-name="ce23" office:value-type="string" calcext:value-type="string">
            <text:p>NOME_BAIRRO</text:p>
          </table:table-cell>
          <table:table-cell table:style-name="ce39"/>
          <table:table-cell table:number-columns-repeated="16379"/>
        </table:table-row>
        <table:table-row table:style-name="ro6">
          <table:table-cell table:style-name="ce32" office:value-type="string" calcext:value-type="string">
            <text:p>nome_cidade</text:p>
          </table:table-cell>
          <table:table-cell table:style-name="ce32" office:value-type="string" calcext:value-type="string">
            <text:p>Sim</text:p>
          </table:table-cell>
          <table:table-cell table:style-name="ce32" office:value-type="string" calcext:value-type="string">
            <text:p>string (Cidade)</text:p>
            <text:p>Descrição: Nome da cidade.</text:p>
            <text:p>Observação: Máximo caracteres: 20.</text:p>
          </table:table-cell>
          <table:table-cell table:style-name="ce23" office:value-type="string" calcext:value-type="string">
            <text:p><text:s/>NOME_CIDADE</text:p>
          </table:table-cell>
          <table:table-cell table:number-columns-repeated="16380"/>
        </table:table-row>
        <table:table-row table:style-name="ro6">
          <table:table-cell table:style-name="ce32" office:value-type="string" calcext:value-type="string">
            <text:p>sigla_UF</text:p>
          </table:table-cell>
          <table:table-cell table:style-name="ce32" office:value-type="string" calcext:value-type="string">
            <text:p>Sim</text:p>
          </table:table-cell>
          <table:table-cell table:style-name="ce32" office:value-type="string" calcext:value-type="string">
            <text:p>string (UF)</text:p>
            <text:p>Descrição: Sigla da UF.</text:p>
            <text:p>Observação: Máximo caracteres: 2.</text:p>
          </table:table-cell>
          <table:table-cell table:style-name="ce23" office:value-type="string" calcext:value-type="string">
            <text:p>SIGLA_UF</text:p>
          </table:table-cell>
          <table:table-cell table:number-columns-repeated="16380"/>
        </table:table-row>
        <table:table-row table:style-name="ro6">
          <table:table-cell table:style-name="ce32" office:value-type="string" calcext:value-type="string">
            <text:p>numero_CEP</text:p>
          </table:table-cell>
          <table:table-cell table:style-name="ce32" office:value-type="string" calcext:value-type="string">
            <text:p>Sim</text:p>
          </table:table-cell>
          <table:table-cell table:style-name="ce32" office:value-type="string" calcext:value-type="string">
            <text:p>string (CEP)</text:p>
            <text:p>Descrição: Número CEP do logradouro.</text:p>
            <text:p>Observação: Máximo caracteres: 8 números, sem pontos e traços.</text:p>
          </table:table-cell>
          <table:table-cell table:style-name="ce23" office:value-type="string" calcext:value-type="string">
            <text:p>NUMERO_CEP</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sacado_avalista</text:p>
          </table:table-cell>
          <table:covered-table-cell table:number-columns-repeated="3" table:style-name="ce34"/>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sacado_avalista.pessoa</text:p>
          </table:table-cell>
          <table:covered-table-cell table:number-columns-repeated="3" table:style-name="ce33"/>
          <table:table-cell table:number-columns-repeated="16380"/>
        </table:table-row>
        <table:table-row table:style-name="ro6">
          <table:table-cell table:style-name="ce32" office:value-type="string" calcext:value-type="string">
            <text:p>nome_pessoa</text:p>
          </table:table-cell>
          <table:table-cell table:style-name="ce32" office:value-type="string" calcext:value-type="string">
            <text:p>Sim</text:p>
          </table:table-cell>
          <table:table-cell table:style-name="ce32" office:value-type="string" calcext:value-type="string">
            <text:p>string (Nome/Razão social)</text:p>
            <text:p>Descrição: Nome/Razão social do sacador avalista.</text:p>
            <text:p>Observação: Máximo caracteres: 50</text:p>
          </table:table-cell>
          <table:table-cell table:style-name="ce23" office:value-type="string" calcext:value-type="string">
            <text:p>NOME_PESSOA_AVAL</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sacado_avalista.tipo_pessoa</text:p>
          </table:table-cell>
          <table:covered-table-cell table:number-columns-repeated="3" table:style-name="ce33"/>
          <table:table-cell table:number-columns-repeated="16380"/>
        </table:table-row>
        <table:table-row table:style-name="ro6">
          <table:table-cell table:style-name="ce32" office:value-type="string" calcext:value-type="string">
            <text:p>codigo_tipo_pessoa</text:p>
          </table:table-cell>
          <table:table-cell table:style-name="ce32" office:value-type="string" calcext:value-type="string">
            <text:p>Sim</text:p>
          </table:table-cell>
          <table:table-cell table:style-name="ce32" office:value-type="string" calcext:value-type="string">
            <text:p>string (Tipo pessoa do pagador)</text:p>
            <text:p>Descrição: Tipo de pessoa do pagador.</text:p>
            <text:p>Observação: Pessoa Física = 'F' Pessoa Jurídica = 'J'</text:p>
          </table:table-cell>
          <table:table-cell table:style-name="ce23" office:value-type="string" calcext:value-type="string">
            <text:p>CODIGO_TIPO_PESSOA_AVAL</text:p>
          </table:table-cell>
          <table:table-cell table:number-columns-repeated="16380"/>
        </table:table-row>
        <table:table-row table:style-name="ro6">
          <table:table-cell table:style-name="ce32" office:value-type="string" calcext:value-type="string">
            <text:p>numero_cadastro_pessoa_fisica</text:p>
          </table:table-cell>
          <table:table-cell table:style-name="ce32" office:value-type="string" calcext:value-type="string">
            <text:p>Não</text:p>
          </table:table-cell>
          <table:table-cell table:style-name="ce32" office:value-type="string" calcext:value-type="string">
            <text:p><text:tab/>string (CPF do pagador)</text:p>
            <text:p>Descrição: Obrigatório caso tipo_pessoa = F.</text:p>
            <text:p>Observação: 11 números (sem pontos, traços ou barras); não informar este campo caso tipo_pessoa = J.</text:p>
          </table:table-cell>
          <table:table-cell table:style-name="ce23" office:value-type="string" calcext:value-type="string">
            <text:p>NUM_CADASTRO_PF_AVAL</text:p>
          </table:table-cell>
          <table:table-cell table:number-columns-repeated="16380"/>
        </table:table-row>
        <table:table-row table:style-name="ro5">
          <table:table-cell table:style-name="ce32" office:value-type="string" calcext:value-type="string">
            <text:p>numero_cadastro_nacional_pessoa_juridica</text:p>
          </table:table-cell>
          <table:table-cell table:style-name="ce32" office:value-type="string" calcext:value-type="string">
            <text:p>Não</text:p>
          </table:table-cell>
          <table:table-cell table:style-name="ce32" office:value-type="string" calcext:value-type="string">
            <text:p>string (CNPJ do pagador)</text:p>
            <text:p>Descrição: Obrigatório caso tipo_pessoa = J.</text:p>
            <text:p>Observação: 14 números (sem pontos, traços ou barras); não informar este campo caso tipo_pessoa = F.</text:p>
            <text:p>Exemplo: 12312312000110</text:p>
          </table:table-cell>
          <table:table-cell table:style-name="ce23" office:value-type="string" calcext:value-type="string">
            <text:p>NUM_CADASTRO_PJ_AVAL</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sacado_avalista.endereco</text:p>
          </table:table-cell>
          <table:covered-table-cell table:number-columns-repeated="3" table:style-name="ce33"/>
          <table:table-cell table:number-columns-repeated="16380"/>
        </table:table-row>
        <table:table-row table:style-name="ro6">
          <table:table-cell table:style-name="ce32" office:value-type="string" calcext:value-type="string">
            <text:p>nome_logradouro</text:p>
          </table:table-cell>
          <table:table-cell table:style-name="ce32" office:value-type="string" calcext:value-type="string">
            <text:p>Sim</text:p>
          </table:table-cell>
          <table:table-cell table:style-name="ce32" office:value-type="string" calcext:value-type="string">
            <text:p>String (Logradouro)</text:p>
            <text:p>Descrição: Nome do logradouro, número, complemento.</text:p>
            <text:p>Observação: Máximo caracteres: 45.</text:p>
          </table:table-cell>
          <table:table-cell table:style-name="ce23" office:value-type="string" calcext:value-type="string">
            <text:p>NOME_LOGRADOURO_AVAL</text:p>
          </table:table-cell>
          <table:table-cell table:number-columns-repeated="16380"/>
        </table:table-row>
        <table:table-row table:style-name="ro6">
          <table:table-cell table:style-name="ce32" office:value-type="string" calcext:value-type="string">
            <text:p>nome_bairro</text:p>
          </table:table-cell>
          <table:table-cell table:style-name="ce32" office:value-type="string" calcext:value-type="string">
            <text:p>Sim</text:p>
          </table:table-cell>
          <table:table-cell table:style-name="ce32" office:value-type="string" calcext:value-type="string">
            <text:p>string (Bairro)</text:p>
            <text:p>Descrição: Nome do bairro.</text:p>
            <text:p>Observação: Máximo caracteres: 15.</text:p>
          </table:table-cell>
          <table:table-cell table:style-name="ce23" office:value-type="string" calcext:value-type="string">
            <text:p>NOME_BAIRRO_AVAL</text:p>
          </table:table-cell>
          <table:table-cell table:number-columns-repeated="16380"/>
        </table:table-row>
        <table:table-row table:style-name="ro6">
          <table:table-cell table:style-name="ce32" office:value-type="string" calcext:value-type="string">
            <text:p>nome_cidade</text:p>
          </table:table-cell>
          <table:table-cell table:style-name="ce32" office:value-type="string" calcext:value-type="string">
            <text:p>Sim</text:p>
          </table:table-cell>
          <table:table-cell table:style-name="ce32" office:value-type="string" calcext:value-type="string">
            <text:p>string (Cidade)</text:p>
            <text:p>Descrição: Nome da cidade.</text:p>
            <text:p>Observação: Máximo caracteres: 20.</text:p>
          </table:table-cell>
          <table:table-cell table:style-name="ce23" office:value-type="string" calcext:value-type="string">
            <text:p>NOME_CIDADE_AVAL</text:p>
          </table:table-cell>
          <table:table-cell table:number-columns-repeated="16380"/>
        </table:table-row>
        <table:table-row table:style-name="ro6">
          <table:table-cell table:style-name="ce32" office:value-type="string" calcext:value-type="string">
            <text:p>sigla_UF</text:p>
          </table:table-cell>
          <table:table-cell table:style-name="ce32" office:value-type="string" calcext:value-type="string">
            <text:p>Sim</text:p>
          </table:table-cell>
          <table:table-cell table:style-name="ce32" office:value-type="string" calcext:value-type="string">
            <text:p>string (UF)</text:p>
            <text:p>Descrição: Sigla da UF.</text:p>
            <text:p>Observação: Máximo caracteres: 2.</text:p>
          </table:table-cell>
          <table:table-cell table:style-name="ce23" office:value-type="string" calcext:value-type="string">
            <text:p>SIGLA_UF_AVAL</text:p>
          </table:table-cell>
          <table:table-cell table:number-columns-repeated="16380"/>
        </table:table-row>
        <table:table-row table:style-name="ro6">
          <table:table-cell table:style-name="ce32" office:value-type="string" calcext:value-type="string">
            <text:p>numero_CEP</text:p>
          </table:table-cell>
          <table:table-cell table:style-name="ce32" office:value-type="string" calcext:value-type="string">
            <text:p>Sim</text:p>
          </table:table-cell>
          <table:table-cell table:style-name="ce32" office:value-type="string" calcext:value-type="string">
            <text:p>string (CEP)</text:p>
            <text:p>Descrição: Número CEP do logradouro.</text:p>
            <text:p>Observação: Máximo caracteres: 8 números, sem pontos e traços.</text:p>
          </table:table-cell>
          <table:table-cell table:style-name="ce23" office:value-type="string" calcext:value-type="string">
            <text:p>NUMERO_CEP_AVAL</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dados_individuais_boleto</text:p>
          </table:table-cell>
          <table:covered-table-cell table:number-columns-repeated="3" table:style-name="ce33"/>
          <table:table-cell table:number-columns-repeated="16380"/>
        </table:table-row>
        <table:table-row table:style-name="ro4">
          <table:table-cell table:style-name="ce32" office:value-type="string" calcext:value-type="string">
            <text:p>numero_nosso_numero</text:p>
          </table:table-cell>
          <table:table-cell table:style-name="ce32" office:value-type="string" calcext:value-type="string">
            <text:p>Sim</text:p>
          </table:table-cell>
          <table:table-cell table:style-name="ce32" office:value-type="string" calcext:value-type="string">
            <text:p>string (Número de identificação da cobrança)</text:p>
            <text:p>Descrição: De livre utilização do usuário seguindo as regras da carteira do produto contratado. </text:p>
            <text:p>Não pode ser repetido se nosso número ainda estiver ativo ou tiver menos de 45 dias de sua baixa/liquidação.</text:p>
            <text:p> Nosso número é obrigatório para carteira 109.</text:p>
            <text:p>Observação: Máximo: 08 caracteres.</text:p>
          </table:table-cell>
          <table:table-cell table:style-name="ce23" office:value-type="string" calcext:value-type="string">
            <text:p>NUMERO_NOSSO_NUMERO</text:p>
          </table:table-cell>
          <table:table-cell table:number-columns-repeated="16380"/>
        </table:table-row>
        <table:table-row table:style-name="ro1">
          <table:table-cell table:style-name="ce32" office:value-type="string" calcext:value-type="string">
            <text:p>data_vencimento</text:p>
          </table:table-cell>
          <table:table-cell table:style-name="ce32" office:value-type="string" calcext:value-type="string">
            <text:p>Sim</text:p>
          </table:table-cell>
          <table:table-cell table:style-name="ce32" office:value-type="string" calcext:value-type="string">
            <text:p>Descrição: Data máxima para pagamento do título sem que haja acréscimo de juros e multa.</text:p>
          </table:table-cell>
          <table:table-cell table:style-name="ce23" office:value-type="string" calcext:value-type="string">
            <text:p>DATA_VENCIMENTO</text:p>
          </table:table-cell>
          <table:table-cell table:number-columns-repeated="16380"/>
        </table:table-row>
        <table:table-row table:style-name="ro7">
          <table:table-cell table:style-name="ce32" office:value-type="string" calcext:value-type="string">
            <text:p>valor_titulo</text:p>
          </table:table-cell>
          <table:table-cell table:style-name="ce32" office:value-type="string" calcext:value-type="string">
            <text:p>Sim</text:p>
          </table:table-cell>
          <table:table-cell table:style-name="ce32" office:value-type="string" calcext:value-type="string">
            <text:p>Descrição: Valor a ser cobrado.</text:p>
            <text:p>Observação: Formato do campo: 15 dígitos inteiros e 2 casas decimais.</text:p>
          </table:table-cell>
          <table:table-cell table:style-name="ce23" office:value-type="string" calcext:value-type="string">
            <text:p>VALOR_TITULO</text:p>
          </table:table-cell>
          <table:table-cell table:number-columns-repeated="16380"/>
        </table:table-row>
        <table:table-row table:style-name="ro9">
          <table:table-cell table:style-name="ce32" office:value-type="string" calcext:value-type="string">
            <text:p>data_limite_pagamento</text:p>
          </table:table-cell>
          <table:table-cell table:style-name="ce32" office:value-type="string" calcext:value-type="string">
            <text:p>Não</text:p>
          </table:table-cell>
          <table:table-cell table:style-name="ce32" office:value-type="string" calcext:value-type="string">
            <text:p>Descrição: Data limite para pagamento do título. Após esta data, o título não poderá ser pago. </text:p>
            <text:p>Informar, no mínimo a data de vencimento, e no máximo data futura de 10 anos. </text:p>
            <text:p>Caso não seja informada a data, será assumido como 10 anos.</text:p>
          </table:table-cell>
          <table:table-cell table:style-name="ce23" office:value-type="string" calcext:value-type="string">
            <text:p><text:s/>DATA_LIMITE_PAGAMENTO</text:p>
          </table:table-cell>
          <table:table-cell table:number-columns-repeated="16380"/>
        </table:table-row>
        <table:table-row table:style-name="ro9">
          <table:table-cell table:style-name="ce32" office:value-type="string" calcext:value-type="string">
            <text:p>texto_seu_numero</text:p>
          </table:table-cell>
          <table:table-cell table:style-name="ce32" office:value-type="string" calcext:value-type="string">
            <text:p>Não</text:p>
          </table:table-cell>
          <table:table-cell table:style-name="ce32" office:value-type="string" calcext:value-type="string">
            <text:p>Descrição: Seu número é a identificação do boleto que poderá ter letras e </text:p>
            <text:p>Números e facilitará a consulta e acompanhamento do status do boleto. </text:p>
            <text:p>Este campo é para controle do cliente e obrigatório em caso de serviço de protesto.</text:p>
          </table:table-cell>
          <table:table-cell table:style-name="ce23" office:value-type="string" calcext:value-type="string">
            <text:p>TEXTO_SEU_NUMERO</text:p>
          </table:table-cell>
          <table:table-cell table:number-columns-repeated="16380"/>
        </table:table-row>
        <table:table-row table:style-name="ro7">
          <table:table-cell table:style-name="ce32" office:value-type="string" calcext:value-type="string">
            <text:p>texto_uso_beneficiario</text:p>
          </table:table-cell>
          <table:table-cell table:style-name="ce32" office:value-type="string" calcext:value-type="string">
            <text:p>Não</text:p>
          </table:table-cell>
          <table:table-cell table:style-name="ce32" office:value-type="string" calcext:value-type="string">
            <text:p><text:tab/>string (Texto uso beneficiário)</text:p>
            <text:p>Descrição: Campo de 25 caracteres, utilizado na API legado como "identificador_titulo_empresa".</text:p>
          </table:table-cell>
          <table:table-cell table:style-name="ce23" office:value-type="string" calcext:value-type="string">
            <text:p>TEXTO_USO_BENEFICIARIO</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juros</text:p>
          </table:table-cell>
          <table:covered-table-cell table:number-columns-repeated="3" table:style-name="ce33"/>
          <table:table-cell table:number-columns-repeated="16380"/>
        </table:table-row>
        <table:table-row table:style-name="ro10">
          <table:table-cell table:style-name="ce32" office:value-type="string" calcext:value-type="string">
            <text:p>codigo_tipo_juros</text:p>
          </table:table-cell>
          <table:table-cell table:style-name="ce32" office:value-type="string" calcext:value-type="string">
            <text:p>Sim</text:p>
          </table:table-cell>
          <table:table-cell table:style-name="ce32" office:value-type="string" calcext:value-type="string">
            <text:p>string (Código tipo dos juros)</text:p>
            <text:p>Descrição: Tipo da cobrança dos juros no cálculo da cobrança. Para cada um dos valores informados, será impresso no boleto uma anotação referente.</text:p>
            <text:p>Observação: '05' - Quando não se deseja cobrar juros caso o pagamento seja feito após o vencimento (isento)</text:p>
            <text:p>'90' - Percentual mensal (utilizando parâmetros do cadastro de beneficiário para dias úteis ou corridos)</text:p>
            <text:p>'91' - Percentual diário (utilizando parâmetros do cadastro de beneficiário para dias úteis ou corridos)</text:p>
            <text:p>'92' - Percentual anual (utilizando parâmetros do cadastro de beneficiário para dias úteis ou corridos)</text:p>
            <text:p>'93' - Valor diário (utilizando parâmetros do cadastro de beneficiário para dias úteis ou corridos)</text:p>
          </table:table-cell>
          <table:table-cell table:style-name="ce14" office:value-type="string" calcext:value-type="string">
            <text:p>CODIGO_TIPO_JUROS</text:p>
          </table:table-cell>
          <table:table-cell table:number-columns-repeated="16380"/>
        </table:table-row>
        <table:table-row table:style-name="ro5">
          <table:table-cell table:style-name="ce32" office:value-type="string" calcext:value-type="string">
            <text:p>valor_juros</text:p>
          </table:table-cell>
          <table:table-cell table:style-name="ce32" office:value-type="string" calcext:value-type="string">
            <text:p>Não</text:p>
          </table:table-cell>
          <table:table-cell table:style-name="ce32" office:value-type="string" calcext:value-type="string">
            <text:p>string (Valor dos juros)</text:p>
            <text:p>Descrição: Valor dos juros a ser cobrado. Obrigatório para codigo_tipo_juros ‘93’. Valor deve ser superior a R$0,01.</text:p>
            <text:p>Observação: Formato do campo: 15 dígitos inteiros e 2 casas decimais.</text:p>
            <text:p>Exemplo: 99999999999999900</text:p>
          </table:table-cell>
          <table:table-cell table:style-name="ce14" office:value-type="string" calcext:value-type="string">
            <text:p>VALOR_JUROS</text:p>
          </table:table-cell>
          <table:table-cell table:number-columns-repeated="16380"/>
        </table:table-row>
        <table:table-row table:style-name="ro5">
          <table:table-cell table:style-name="ce32" office:value-type="string" calcext:value-type="string">
            <text:p>percentual_juros</text:p>
          </table:table-cell>
          <table:table-cell table:style-name="ce32" office:value-type="string" calcext:value-type="string">
            <text:p>Não</text:p>
          </table:table-cell>
          <table:table-cell table:style-name="ce32" office:value-type="string" calcext:value-type="string">
            <text:p><text:tab/>string (Percentual dos juros)</text:p>
            <text:p>Descrição: Percentual dos juros a ser cobrado. Valor calculado deve ser superior a R$0,01. Obrigatório para tipo_juros ‘90’, ‘91’ e ‘92’.</text:p>
            <text:p>Observação: Formato do campo: 7 dígitos inteiros e 5 casas decimais.</text:p>
            <text:p>Exemplo: 999999900000</text:p>
          </table:table-cell>
          <table:table-cell table:style-name="ce14" office:value-type="string" calcext:value-type="string">
            <text:p>PERCENTUAL_JUROS</text:p>
          </table:table-cell>
          <table:table-cell table:number-columns-repeated="16380"/>
        </table:table-row>
        <table:table-row table:style-name="ro6">
          <table:table-cell table:style-name="ce32" office:value-type="string" calcext:value-type="string">
            <text:p>data_juros</text:p>
          </table:table-cell>
          <table:table-cell table:style-name="ce32" office:value-type="string" calcext:value-type="string">
            <text:p>Não</text:p>
          </table:table-cell>
          <table:table-cell table:style-name="ce32" office:value-type="string" calcext:value-type="string">
            <text:p><text:tab/>string (Data dos juros)</text:p>
            <text:p>Descrição: Data de início de cobrança de juros. Caso o campo esteja vazio, será automaticamente assumido que a cobrança de juros se inicia logo após o vencimento.</text:p>
            <text:p>Observação: Formato: AAAA-MM-DD.</text:p>
          </table:table-cell>
          <table:table-cell table:style-name="ce14" office:value-type="string" calcext:value-type="string">
            <text:p>DATA_JUROS</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multa</text:p>
          </table:table-cell>
          <table:covered-table-cell table:number-columns-repeated="3" table:style-name="ce33"/>
          <table:table-cell table:number-columns-repeated="16380"/>
        </table:table-row>
        <table:table-row table:style-name="ro4">
          <table:table-cell table:style-name="ce32" office:value-type="string" calcext:value-type="string">
            <text:p>codigo_tipo_multa</text:p>
          </table:table-cell>
          <table:table-cell table:style-name="ce32" office:value-type="string" calcext:value-type="string">
            <text:p>Sim</text:p>
          </table:table-cell>
          <table:table-cell table:style-name="ce32" office:value-type="string" calcext:value-type="string">
            <text:p>string (Código tipo multa)</text:p>
            <text:p>Descrição: Código da multa</text:p>
            <text:p>Observação: '01' - Quando se deseja cobrar um valor fixo de multa após o vencimento.</text:p>
            <text:p>'02' - Quando se deseja cobrar um percentual do valor do título de multa após o vencimento.</text:p>
            <text:p>'03' - Quando não se deseja cobrar multa caso o pagamento seja feito após o vencimento (isento)</text:p>
          </table:table-cell>
          <table:table-cell table:style-name="ce14" office:value-type="string" calcext:value-type="string">
            <text:p>CODIGO_TIPO_MULTA</text:p>
          </table:table-cell>
          <table:table-cell table:number-columns-repeated="16380"/>
        </table:table-row>
        <table:table-row table:style-name="ro5">
          <table:table-cell table:style-name="ce32" office:value-type="string" calcext:value-type="string">
            <text:p>valor_multa</text:p>
          </table:table-cell>
          <table:table-cell table:style-name="ce32" office:value-type="string" calcext:value-type="string">
            <text:p>Não</text:p>
          </table:table-cell>
          <table:table-cell table:style-name="ce32" office:value-type="string" calcext:value-type="string">
            <text:p>string (Valor multa)</text:p>
            <text:p>Descrição: Valor da multa cobrada. Obrigatório para codigo_tipo_multa 01. Valor calculado deve ser superior a R$0,01.</text:p>
            <text:p>Observação: Formato do campo: 15 dígitos inteiros e 2 casas decimais.</text:p>
            <text:p>Exemplo: 99999999999999900.</text:p>
          </table:table-cell>
          <table:table-cell table:style-name="ce14" office:value-type="string" calcext:value-type="string">
            <text:p>VALOR_MULTA</text:p>
          </table:table-cell>
          <table:table-cell table:number-columns-repeated="16380"/>
        </table:table-row>
        <table:table-row table:style-name="ro5">
          <table:table-cell table:style-name="ce32" office:value-type="string" calcext:value-type="string">
            <text:p>percentual_multa</text:p>
          </table:table-cell>
          <table:table-cell table:style-name="ce32" office:value-type="string" calcext:value-type="string">
            <text:p>Não</text:p>
          </table:table-cell>
          <table:table-cell table:style-name="ce32" office:value-type="string" calcext:value-type="string">
            <text:p><text:tab/>string (Percentual multa)</text:p>
            <text:p>Descrição: Percentual da multa cobrada. Obrigatório para tipo_multa 02. Valor calculado deve ser superior a R$0,01.</text:p>
            <text:p>Observação: Formato do campo: 7 dígitos inteiros e 5 casas decimais.</text:p>
            <text:p>Exemplo: 999999900000.</text:p>
          </table:table-cell>
          <table:table-cell table:style-name="ce14" office:value-type="string" calcext:value-type="string">
            <text:p>PERCENTUAL_MULTA</text:p>
          </table:table-cell>
          <table:table-cell table:number-columns-repeated="16380"/>
        </table:table-row>
        <table:table-row table:style-name="ro6">
          <table:table-cell table:style-name="ce32" office:value-type="string" calcext:value-type="string">
            <text:p>data_multa</text:p>
          </table:table-cell>
          <table:table-cell table:style-name="ce32" office:value-type="string" calcext:value-type="string">
            <text:p>Não</text:p>
          </table:table-cell>
          <table:table-cell table:style-name="ce32" office:value-type="string" calcext:value-type="string">
            <text:p>string (Data da multa)</text:p>
            <text:p>Descrição: Data de início de cobrança de multa. Caso o campo esteja vazio, será automaticamente assumido que a cobrança de multa se inicia logo após o vencimento.</text:p>
            <text:p>Observação: Formato: AAAA-MM-DD.</text:p>
          </table:table-cell>
          <table:table-cell table:style-name="ce14" office:value-type="string" calcext:value-type="string">
            <text:p>DATA_MULTA</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desconto</text:p>
          </table:table-cell>
          <table:covered-table-cell table:number-columns-repeated="3" table:style-name="ce33"/>
          <table:table-cell table:number-columns-repeated="16380"/>
        </table:table-row>
        <table:table-row table:style-name="ro10">
          <table:table-cell table:style-name="ce32" office:value-type="string" calcext:value-type="string">
            <text:p>codigo_tipo_desconto</text:p>
          </table:table-cell>
          <table:table-cell table:style-name="ce32" office:value-type="string" calcext:value-type="string">
            <text:p>Sim</text:p>
          </table:table-cell>
          <table:table-cell table:style-name="ce32" office:value-type="string" calcext:value-type="string">
            <text:p>string (Código tipo desconto)</text:p>
            <text:p>Descrição: Código do desconto. Caso exista mais de um desconto, todos os tipo_desconto deverão ter o mesmo código.</text:p>
            <text:p>**Observação:" '00' - Quando não houver condição de desconto (sem desconto).</text:p>
            <text:p>'01' - Quando o desconto for um valor fixo se o título for pago até a data informada (data_desconto).</text:p>
            <text:p>'02' - Quando o desconto for um percentual (mensal) do valor do título e for pago até a data informada (data_desconto).</text:p>
            <text:p>'90' - Percentual por antecipação (utilizando parâmetros do cadastro de beneficiário para dias úteis ou corridos).</text:p>
            <text:p>'91' - Valor por antecipação (utilizando parâmetros do cadastro de beneficiário para dias úteis ou corridos).</text:p>
          </table:table-cell>
          <table:table-cell table:style-name="ce14" office:value-type="string" calcext:value-type="string">
            <text:p>CODIGO_TIPO_DESCONTO</text:p>
          </table:table-cell>
          <table:table-cell table:number-columns-repeated="16380"/>
        </table:table-row>
        <table:table-row table:style-name="ro1">
          <table:table-cell table:style-name="ce32" table:number-columns-repeated="3"/>
          <table:table-cell table:style-name="ce14"/>
          <table:table-cell table:number-columns-repeated="16380"/>
        </table:table-row>
        <table:table-row table:style-name="ro1">
          <table:table-cell table:style-name="ce31" office:value-type="string" calcext:value-type="string" table:number-columns-spanned="4" table:number-rows-spanned="1">
            <text:p>dado_boleto.desconto.desconto</text:p>
          </table:table-cell>
          <table:covered-table-cell table:number-columns-repeated="3" table:style-name="ce33"/>
          <table:table-cell table:number-columns-repeated="16380"/>
        </table:table-row>
        <table:table-row table:style-name="ro5">
          <table:table-cell table:style-name="ce32" office:value-type="string" calcext:value-type="string">
            <text:p>data_desconto</text:p>
          </table:table-cell>
          <table:table-cell table:style-name="ce32" office:value-type="string" calcext:value-type="string">
            <text:p>Não</text:p>
          </table:table-cell>
          <table:table-cell table:style-name="ce32" office:value-type="string" calcext:value-type="string">
            <text:p><text:tab/>String (Data limite de cobrança de desconto)</text:p>
            <text:p>Descrição: Data limite de cobrança de desconto. Caso o campo esteja vazio, será automaticamente assumido</text:p>
            <text:p> Que a cobrança de desconto é até a data de vencimento.</text:p>
            <text:p>Observação: Formato: AAAA-MM-DD</text:p>
          </table:table-cell>
          <table:table-cell table:style-name="ce24"/>
          <table:table-cell table:number-columns-repeated="16380"/>
        </table:table-row>
        <table:table-row table:style-name="ro5">
          <table:table-cell table:style-name="ce32" office:value-type="string" calcext:value-type="string">
            <text:p>valor_desconto</text:p>
          </table:table-cell>
          <table:table-cell table:style-name="ce32" office:value-type="string" calcext:value-type="string">
            <text:p>Não</text:p>
          </table:table-cell>
          <table:table-cell table:style-name="ce32" office:value-type="string" calcext:value-type="string">
            <text:p><text:tab/>string (Valor do desconto a ser cobrado)</text:p>
            <text:p>Descrição: Valor do desconto a ser cobrado. Obrigatório para codigo_tipo_desconto 1 ou 91.</text:p>
            <text:p> Valor calculado deve ser superior a R$0,01.</text:p>
            <text:p>Observação: Formato do campo: 15 dígitos inteiros e 2 casas decimais</text:p>
          </table:table-cell>
          <table:table-cell table:style-name="ce24"/>
          <table:table-cell table:number-columns-repeated="16380"/>
        </table:table-row>
        <table:table-row table:style-name="ro5">
          <table:table-cell table:style-name="ce32" office:value-type="string" calcext:value-type="string">
            <text:p>percentual_desconto</text:p>
          </table:table-cell>
          <table:table-cell table:style-name="ce32" office:value-type="string" calcext:value-type="string">
            <text:p>Não</text:p>
          </table:table-cell>
          <table:table-cell table:style-name="ce32" office:value-type="string" calcext:value-type="string">
            <text:p>string (Percentual do desconto concedido)</text:p>
            <text:p>Descrição: Percentual do desconto concedido. Obrigatório para codigo_tipo_desconto 2 ou 90. </text:p>
            <text:p>Valor calculado deve ser superior a R$0,01.</text:p>
            <text:p>Observação: Formato do campo: 7 dígitos inteiros e 5 casas decimais</text:p>
          </table:table-cell>
          <table:table-cell table:style-name="ce24"/>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codigo_tipo_autorizacao</text:p>
          </table:table-cell>
          <table:covered-table-cell table:number-columns-repeated="3" table:style-name="ce33"/>
          <table:table-cell table:number-columns-repeated="16380"/>
        </table:table-row>
        <table:table-row table:style-name="ro11">
          <table:table-cell table:style-name="ce32" office:value-type="string" calcext:value-type="string">
            <text:p>codigo_tipo_autorizacao</text:p>
          </table:table-cell>
          <table:table-cell table:style-name="ce32" office:value-type="string" calcext:value-type="string">
            <text:p>Sim</text:p>
          </table:table-cell>
          <table:table-cell table:style-name="ce32" office:value-type="string" calcext:value-type="string">
            <text:p>string (Tipo de autorização de recebimento divergente)</text:p>
            <text:p>Descrição: Tipo de autorização de recebimento divergente da cobrança.</text:p>
            <text:p>Observação: "01" - Quando o título aceita qualquer valor divergente ao da cobrança.</text:p>
            <text:p>"02" - Quando o título contém uma faixa de valores aceitos para recebimentos divergentes.</text:p>
            <text:p>"03" - Quando o título não deve aceitar pagamentos de valores divergentes ao da cobrança.</text:p>
            <text:p>"04" - Quando o título aceitar pagamentos de valores superiores ao mínimo definido.</text:p>
          </table:table-cell>
          <table:table-cell table:style-name="ce14" office:value-type="string" calcext:value-type="string">
            <text:p>CODIGO_TIPO_AUTORIZACAO</text:p>
          </table:table-cell>
          <table:table-cell table:number-columns-repeated="16380"/>
        </table:table-row>
        <table:table-row table:style-name="ro11">
          <table:table-cell table:style-name="ce32" office:value-type="string" calcext:value-type="string">
            <text:p>codigo_tipo_recebimento</text:p>
          </table:table-cell>
          <table:table-cell table:style-name="ce32" office:value-type="string" calcext:value-type="string">
            <text:p>Não</text:p>
          </table:table-cell>
          <table:table-cell table:style-name="ce32" office:value-type="string" calcext:value-type="string">
            <text:p>Descrição: Tipo de autorização de recebimento divergente da cobrança. </text:p>
            <text:p>Obrigatório para codigo_tipo_autorizacao diferente de 01 e 03.</text:p>
            <text:p>Observação: V - Recebimento divergente for informado por valores.</text:p>
            <text:p>P - Recebimento divergente for informado por percentuais.</text:p>
            <text:p>valor_minimo<text:tab/></text:p>
            <text:p>string (Valor mínimo)</text:p>
          </table:table-cell>
          <table:table-cell table:style-name="ce14" office:value-type="string" calcext:value-type="string">
            <text:p>CODIGO_TIPO_RECEBIMENTO</text:p>
          </table:table-cell>
          <table:table-cell table:number-columns-repeated="16380"/>
        </table:table-row>
        <table:table-row table:style-name="ro7">
          <table:table-cell table:style-name="ce32" office:value-type="string" calcext:value-type="string">
            <text:p>percentual_minimo</text:p>
          </table:table-cell>
          <table:table-cell table:style-name="ce32" office:value-type="string" calcext:value-type="string">
            <text:p>Não</text:p>
          </table:table-cell>
          <table:table-cell table:style-name="ce32" office:value-type="string" calcext:value-type="string">
            <text:p>Descrição: Percentual mínimo permitido para pagamento. Obrigatório para codigo_tipo_autorizacao 2 ou 4.</text:p>
            <text:p>Observação: Formato do campo: 7 dígitos inteiros e 5 casas decimais.</text:p>
          </table:table-cell>
          <table:table-cell table:style-name="ce14" office:value-type="string" calcext:value-type="string">
            <text:p>PERCENTUAL_MINIMO</text:p>
          </table:table-cell>
          <table:table-cell table:number-columns-repeated="16380"/>
        </table:table-row>
        <table:table-row table:style-name="ro1">
          <table:table-cell table:style-name="ce32" office:value-type="string" calcext:value-type="string">
            <text:p>valor_maximo</text:p>
          </table:table-cell>
          <table:table-cell table:style-name="ce32" office:value-type="string" calcext:value-type="string">
            <text:p>Não</text:p>
          </table:table-cell>
          <table:table-cell table:style-name="ce32" office:value-type="string" calcext:value-type="string">
            <text:p>Descrição: Valor máximo permitido para pagamento. Obrigatório para codigo_tipo_autorizacao 2.</text:p>
          </table:table-cell>
          <table:table-cell table:style-name="ce14" office:value-type="string" calcext:value-type="string">
            <text:p>VALOR_MAXIMO</text:p>
          </table:table-cell>
          <table:table-cell table:number-columns-repeated="16380"/>
        </table:table-row>
        <table:table-row table:style-name="ro7">
          <table:table-cell table:style-name="ce32" office:value-type="string" calcext:value-type="string">
            <text:p>percentual_maximo</text:p>
          </table:table-cell>
          <table:table-cell table:style-name="ce32" office:value-type="string" calcext:value-type="string">
            <text:p>Não</text:p>
          </table:table-cell>
          <table:table-cell table:style-name="ce32" office:value-type="string" calcext:value-type="string">
            <text:p>Descrição: Percentual máximo permitido. Obrigatório para codigo_tipo_autorizacao 2.</text:p>
            <text:p>Observação: Formato do campo: 7 dígitos inteiros e 5 casas decimais</text:p>
          </table:table-cell>
          <table:table-cell table:style-name="ce14" office:value-type="string" calcext:value-type="string">
            <text:p>PERCENTUAL_MAXIMO</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protesto</text:p>
          </table:table-cell>
          <table:covered-table-cell table:number-columns-repeated="3" table:style-name="ce33"/>
          <table:table-cell table:number-columns-repeated="16380"/>
        </table:table-row>
        <table:table-row table:style-name="ro7">
          <table:table-cell table:style-name="ce32" office:value-type="string" calcext:value-type="string">
            <text:p>protesto</text:p>
          </table:table-cell>
          <table:table-cell table:style-name="ce32" office:value-type="string" calcext:value-type="string">
            <text:p>Não</text:p>
          </table:table-cell>
          <table:table-cell table:style-name="ce32" office:value-type="string" calcext:value-type="string">
            <text:p>boolean (Códigos das instruções de protesto)</text:p>
            <text:p>Descrição: Em caso de protesto informar "true". Em caso de não protesto não enviar o bloco de protesto OU enviar "false".</text:p>
          </table:table-cell>
          <table:table-cell table:style-name="ce14" office:value-type="string" calcext:value-type="string">
            <text:p>PROTESTO</text:p>
          </table:table-cell>
          <table:table-cell table:number-columns-repeated="16380"/>
        </table:table-row>
        <table:table-row table:style-name="ro7">
          <table:table-cell table:style-name="ce32" office:value-type="string" calcext:value-type="string">
            <text:p>quantidade_dias_protesto</text:p>
          </table:table-cell>
          <table:table-cell table:style-name="ce32" office:value-type="string" calcext:value-type="string">
            <text:p>Não</text:p>
          </table:table-cell>
          <table:table-cell table:style-name="ce32" office:value-type="string" calcext:value-type="string">
            <text:p><text:tab/>number</text:p>
            <text:p>Descrição: Em caso de protesto "true" (campo acima) enviar a quantidade de dias, mínimo 1 e máximo 99. Em caso de protesto "false" não enviar quantidade de dias OU enviar valor zero.</text:p>
          </table:table-cell>
          <table:table-cell table:style-name="ce14" office:value-type="string" calcext:value-type="string">
            <text:p>QUANTIDADE_DIAS_PROTESTO</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negativacao</text:p>
          </table:table-cell>
          <table:covered-table-cell table:number-columns-repeated="3" table:style-name="ce33"/>
          <table:table-cell table:number-columns-repeated="16380"/>
        </table:table-row>
        <table:table-row table:style-name="ro7">
          <table:table-cell table:style-name="ce32" office:value-type="string" calcext:value-type="string">
            <text:p>negativacao</text:p>
          </table:table-cell>
          <table:table-cell table:style-name="ce32" office:value-type="string" calcext:value-type="string">
            <text:p>Não</text:p>
          </table:table-cell>
          <table:table-cell table:style-name="ce32" office:value-type="string" calcext:value-type="string">
            <text:p><text:tab/>boolean (Negativação do boleto)</text:p>
            <text:p>Descrição: Em caso de negativação informar "true". Em caso de não negativar não enviar o bloco de negativação.</text:p>
          </table:table-cell>
          <table:table-cell table:style-name="ce24" office:value-type="string" calcext:value-type="string">
            <text:p>Não Identificado</text:p>
          </table:table-cell>
          <table:table-cell table:number-columns-repeated="16380"/>
        </table:table-row>
        <table:table-row table:style-name="ro7">
          <table:table-cell table:style-name="ce32" office:value-type="string" calcext:value-type="string">
            <text:p>quantidade_dias_negativacao</text:p>
          </table:table-cell>
          <table:table-cell table:style-name="ce32" office:value-type="string" calcext:value-type="string">
            <text:p>Não</text:p>
          </table:table-cell>
          <table:table-cell table:style-name="ce32" office:value-type="string" calcext:value-type="string">
            <text:p>number (Quantidade de dias negativação)</text:p>
            <text:p>Descrição: Em caso de negativação "true" (campo acima) enviar a quantidade de dias, mínimo 2 e máximo 99. Em caso de negativação "false" não enviar o campo.</text:p>
          </table:table-cell>
          <table:table-cell table:style-name="ce14" office:value-type="string" calcext:value-type="string">
            <text:p>QUANTIDADE_DIAS_NEGATIVACAO</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instrucao_cobranca</text:p>
          </table:table-cell>
          <table:covered-table-cell table:number-columns-repeated="3" table:style-name="ce33"/>
          <table:table-cell table:number-columns-repeated="16380"/>
        </table:table-row>
        <table:table-row table:style-name="ro12">
          <table:table-cell table:style-name="ce32" office:value-type="string" calcext:value-type="string">
            <text:p>codigo_instrucao_cobranca</text:p>
          </table:table-cell>
          <table:table-cell table:style-name="ce32" office:value-type="string" calcext:value-type="string">
            <text:p>Não</text:p>
          </table:table-cell>
          <table:table-cell table:style-name="ce32" office:value-type="string" calcext:value-type="string">
            <text:p><text:tab/>string (Códigos das instruções de protesto)</text:p>
            <text:p>Descrição: Códigos das instruções de protesto. Só podem ser enviadas até 4 instruções. </text:p>
            <text:p>Se houverem mais comandos, iremos descartar uma instrução aleatoriamente.</text:p>
            <text:p>Deve ser preenchido conforme os dominios abaixo:</text:p>
            <text:p>1 - Protestar</text:p>
            <text:p>2 - Negativar</text:p>
            <text:p>4 - Não protestar</text:p>
            <text:p>5 - Não negativar</text:p>
            <text:p>7 - Não receber após XX de vencimento</text:p>
            <text:p>8 - Cancelar (Baixar/Devolver) após XX de vencimento.</text:p>
          </table:table-cell>
          <table:table-cell table:style-name="ce14" office:value-type="string" calcext:value-type="string">
            <text:p>CODIGO_INSTRUCAO_COBRANCA</text:p>
          </table:table-cell>
          <table:table-cell table:number-columns-repeated="16380"/>
        </table:table-row>
        <table:table-row table:style-name="ro7">
          <table:table-cell table:style-name="ce32" office:value-type="string" calcext:value-type="string">
            <text:p>quantidade_dias_apos_vencimento</text:p>
          </table:table-cell>
          <table:table-cell table:style-name="ce32" office:value-type="string" calcext:value-type="string">
            <text:p>Não</text:p>
          </table:table-cell>
          <table:table-cell table:style-name="ce32" office:value-type="string" calcext:value-type="string">
            <text:p>number (Quantidade de dias)</text:p>
            <text:p>Descrição: Quantidade de dias após vencimento do boleto.</text:p>
          </table:table-cell>
          <table:table-cell table:style-name="ce14" office:value-type="string" calcext:value-type="string">
            <text:p>QUANT_DIAS_APOS_VENC</text:p>
          </table:table-cell>
          <table:table-cell table:number-columns-repeated="16380"/>
        </table:table-row>
        <table:table-row table:style-name="ro9">
          <table:table-cell table:style-name="ce32" office:value-type="string" calcext:value-type="string">
            <text:p>dia_util</text:p>
          </table:table-cell>
          <table:table-cell table:style-name="ce32" office:value-type="string" calcext:value-type="string">
            <text:p>Não</text:p>
          </table:table-cell>
          <table:table-cell table:style-name="ce32" office:value-type="string" calcext:value-type="string">
            <text:p><text:tab/>boolean (Quantidade de dias contabilizada em dia útil)</text:p>
            <text:p>Descrição: Caso a quantidade de dias após o vencimento tenha que ser contabilizada em dia útil,</text:p>
            <text:p> Informar true. Caso tenha que ser contabilizada em dias corridos, informar false.</text:p>
          </table:table-cell>
          <table:table-cell table:style-name="ce14" office:value-type="string" calcext:value-type="string">
            <text:p>DIA_UTIL</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s_qrcode</text:p>
          </table:table-cell>
          <table:covered-table-cell table:number-columns-repeated="3" table:style-name="ce33"/>
          <table:table-cell table:number-columns-repeated="16380"/>
        </table:table-row>
        <table:table-row table:style-name="ro7">
          <table:table-cell table:style-name="ce32" office:value-type="string" calcext:value-type="string">
            <text:p>chave</text:p>
          </table:table-cell>
          <table:table-cell table:style-name="ce32" office:value-type="string" calcext:value-type="string">
            <text:p>Não</text:p>
          </table:table-cell>
          <table:table-cell table:style-name="ce32" office:value-type="string" calcext:value-type="string">
            <text:p>string (Chave DICT)</text:p>
            <text:p>Descrição: Chave DICT do recebedor (CNPJ, email, chave aleatória ou telefone)</text:p>
          </table:table-cell>
          <table:table-cell table:style-name="ce14" office:value-type="string" calcext:value-type="string">
            <text:p>CHAVE</text:p>
          </table:table-cell>
          <table:table-cell table:number-columns-repeated="16380"/>
        </table:table-row>
        <table:table-row table:style-name="ro13">
          <table:table-cell table:style-name="ce32" office:value-type="string" calcext:value-type="string">
            <text:p>id_location</text:p>
          </table:table-cell>
          <table:table-cell table:style-name="ce32" office:value-type="string" calcext:value-type="string">
            <text:p>Não</text:p>
          </table:table-cell>
          <table:table-cell table:style-name="ce32" office:value-type="string" calcext:value-type="string">
            <text:p><text:tab/>integer (Identificador da URL)</text:p>
            <text:p>Descrição: Identificador da URL que contém a localização dos dados da cobrança atrelada ao QR Code.</text:p>
            <text:p>Observação: Esse campo deve ser utilizado quando a imagem do </text:p>
            <text:p>QR Code foi gerado pela API de Location (para reutilização da imagem do QR Code ou para emissão off-line). </text:p>
            <text:p>Caso não seja enviado a location será gerada automaticamente</text:p>
            <text:p>Tipo do campo: integer($int64)</text:p>
          </table:table-cell>
          <table:table-cell table:style-name="ce14" office:value-type="string" calcext:value-type="string">
            <text:p>ID_LOCATION</text:p>
          </table:table-cell>
          <table:table-cell table:number-columns-repeated="16380"/>
        </table:table-row>
        <table:table-row table:style-name="ro6">
          <table:table-cell table:style-name="ce32" office:value-type="string" calcext:value-type="string">
            <text:p>tipo_cobranca</text:p>
          </table:table-cell>
          <table:table-cell table:style-name="ce32" office:value-type="string" calcext:value-type="string">
            <text:p>Não</text:p>
          </table:table-cell>
          <table:table-cell table:style-name="ce32" office:value-type="string" calcext:value-type="string">
            <text:p><text:tab/>string (Identificador do tipo cobrança)</text:p>
            <text:p>Descrição: Identificador do tipo de cobrança do PIX.</text:p>
            <text:p>Observação: Valores aceitos: cob = cobrança pix imediata.</text:p>
          </table:table-cell>
          <table:table-cell table:style-name="ce14" office:value-type="string" calcext:value-type="string">
            <text:p>TIPO_COBRANCA</text:p>
          </table:table-cell>
          <table:table-cell table:number-columns-repeated="16380"/>
        </table:table-row>
        <table:table-row table:style-name="ro1" table:number-rows-repeated="1048469">
          <table:table-cell table:number-columns-repeated="16384"/>
        </table:table-row>
        <table:table-row table:style-name="ro1">
          <table:table-cell table:number-columns-repeated="16384"/>
        </table:table-row>
      </table:table>
      <table:table table:name="Saida Outros" table:style-name="ta1">
        <table:table-column table:style-name="co1" table:number-columns-repeated="2" table:default-cell-style-name="ce16"/>
        <table:table-column table:style-name="co6" table:default-cell-style-name="ce18"/>
        <table:table-row table:style-name="ro1">
          <table:table-cell table:style-name="ce27" office:value-type="string" calcext:value-type="string">
            <text:p>Campo</text:p>
          </table:table-cell>
          <table:table-cell table:style-name="ce27" office:value-type="string" calcext:value-type="string">
            <text:p>Tipo</text:p>
          </table:table-cell>
          <table:table-cell table:style-name="ce17" office:value-type="string" calcext:value-type="string">
            <text:p>Descrição</text:p>
          </table:table-cell>
        </table:table-row>
        <table:table-row table:style-name="ro1">
          <table:table-cell table:style-name="Default" table:number-columns-repeated="3"/>
        </table:table-row>
        <table:table-row table:style-name="ro1">
          <table:table-cell table:style-name="ce15" office:value-type="float" office:value="201" calcext:value-type="float">
            <text:p>201</text:p>
          </table:table-cell>
          <table:table-cell table:style-name="ce15" office:value-type="string" calcext:value-type="string">
            <text:p>Sucesso</text:p>
          </table:table-cell>
          <table:table-cell table:style-name="ce15" office:value-type="string" calcext:value-type="string">
            <text:p>O recurso foi criado de forma síncrona</text:p>
          </table:table-cell>
        </table:table-row>
        <table:table-row table:style-name="ro6">
          <table:table-cell office:value-type="float" office:value="403" calcext:value-type="float">
            <text:p>403</text:p>
          </table:table-cell>
          <table:table-cell office:value-type="string" calcext:value-type="string">
            <text:p>Erro</text:p>
          </table:table-cell>
          <table:table-cell office:value-type="string" calcext:value-type="string">
            <text:p>Acesso Proibido. Verifique se os parâmetros de acesso estão válidos </text:p>
            <text:p>certificado, expiração do token, configuração de credencial, secrete ou jwt). </text:p>
            <text:p>Se o problema persistir, entre em contato com o suporte Itaú.</text:p>
          </table:table-cell>
        </table:table-row>
        <table:table-row table:style-name="ro1">
          <table:table-cell office:value-type="float" office:value="404" calcext:value-type="float">
            <text:p>404</text:p>
          </table:table-cell>
          <table:table-cell office:value-type="string" calcext:value-type="string">
            <text:p>Erro</text:p>
          </table:table-cell>
          <table:table-cell office:value-type="string" calcext:value-type="string">
            <text:p>Recurso Inexistente (não encontrado)</text:p>
          </table:table-cell>
        </table:table-row>
        <table:table-row table:style-name="ro1">
          <table:table-cell office:value-type="float" office:value="410" calcext:value-type="float">
            <text:p>410</text:p>
          </table:table-cell>
          <table:table-cell office:value-type="string" calcext:value-type="string">
            <text:p>Erro</text:p>
          </table:table-cell>
          <table:table-cell office:value-type="string" calcext:value-type="string">
            <text:p>Indica que a entidade existia, mas foi permanentemente removida.</text:p>
          </table:table-cell>
        </table:table-row>
        <table:table-row table:style-name="ro1">
          <table:table-cell office:value-type="float" office:value="503" calcext:value-type="float">
            <text:p>503</text:p>
          </table:table-cell>
          <table:table-cell office:value-type="string" calcext:value-type="string">
            <text:p>Erro</text:p>
          </table:table-cell>
          <table:table-cell office:value-type="string" calcext:value-type="string">
            <text:p>Serviço Indisponível. Entre em contato com o suporte Itaú.</text:p>
          </table:table-cell>
        </table:table-row>
        <table:table-row table:style-name="ro1">
          <table:table-cell office:value-type="float" office:value="504" calcext:value-type="float">
            <text:p>504</text:p>
          </table:table-cell>
          <table:table-cell office:value-type="string" calcext:value-type="string">
            <text:p>Erro</text:p>
          </table:table-cell>
          <table:table-cell office:value-type="string" calcext:value-type="string">
            <text:p>Gateway Timeout. Entre em contato com o suporte Itaú.</text:p>
          </table:table-cell>
        </table:table-row>
      </table:table>
      <table:table table:name="Saida 200" table:style-name="ta1">
        <table:table-column table:style-name="co7" table:default-cell-style-name="Default"/>
        <table:table-column table:style-name="co8" table:default-cell-style-name="ce21"/>
        <table:table-row table:style-name="ro1">
          <table:table-cell table:style-name="ce27" office:value-type="string" calcext:value-type="string">
            <text:p>Campo</text:p>
          </table:table-cell>
          <table:table-cell table:style-name="ce17" office:value-type="string" calcext:value-type="string">
            <text:p>Descrição</text:p>
          </table:table-cell>
        </table:table-row>
        <table:table-row table:style-name="ro1">
          <table:table-cell table:style-name="ce28"/>
          <table:table-cell table:style-name="ce19"/>
        </table:table-row>
        <table:table-row table:style-name="ro1">
          <table:table-cell table:style-name="ce29" office:value-type="string" calcext:value-type="string">
            <text:p>Mensagem</text:p>
          </table:table-cell>
          <table:table-cell table:style-name="ce20" office:value-type="string" calcext:value-type="string">
            <text:p>OK</text:p>
          </table:table-cell>
        </table:table-row>
        <table:table-row table:style-name="ro1">
          <table:table-cell table:style-name="ce29"/>
          <table:table-cell table:style-name="ce20"/>
        </table:table-row>
        <table:table-row table:style-name="ro5">
          <table:table-cell table:style-name="ce29" office:value-type="string" calcext:value-type="string">
            <text:p>codigo_canal_operacao</text:p>
          </table:table-cell>
          <table:table-cell table:style-name="ce20" office:value-type="string" calcext:value-type="string">
            <text:p>Obrigatório</text:p>
            <text:p>string (Codigo Canal Operação)</text:p>
            <text:p>Código canal da operação.</text:p>
            <text:p>Observação: API</text:p>
          </table:table-cell>
        </table:table-row>
        <table:table-row table:style-name="ro6">
          <table:table-cell table:style-name="ce29" office:value-type="string" calcext:value-type="string">
            <text:p>codigo_operador</text:p>
          </table:table-cell>
          <table:table-cell table:style-name="ce20" office:value-type="string" calcext:value-type="string">
            <text:p>Obrigatório</text:p>
            <text:p>string (Codigo Operador) [9 .. 9]</text:p>
            <text:p>Agência (4 dígitos) + Conta (5 dígitos).</text:p>
          </table:table-cell>
        </table:table-row>
        <table:table-row table:style-name="ro5">
          <table:table-cell table:style-name="ce29" office:value-type="string" calcext:value-type="string">
            <text:p>etapa_processo_boleto</text:p>
          </table:table-cell>
          <table:table-cell table:style-name="ce20" office:value-type="string" calcext:value-type="string">
            <text:p>Obrigatório</text:p>
            <text:p>string (Etapa Processo Boleto)</text:p>
            <text:p>Enum: "simulacao", "efetivacao"</text:p>
            <text:p>Etapa de negócio executada.</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beneficiario.tipo_pessoa</text:p>
          </table:table-cell>
          <table:covered-table-cell table:style-name="ce33"/>
        </table:table-row>
        <table:table-row table:style-name="ro1">
          <table:table-cell table:style-name="ce29"/>
          <table:table-cell table:style-name="ce20"/>
        </table:table-row>
        <table:table-row table:style-name="ro6">
          <table:table-cell table:style-name="ce29" office:value-type="string" calcext:value-type="string">
            <text:p>beneficiario</text:p>
          </table:table-cell>
          <table:table-cell table:style-name="ce20" office:value-type="string" calcext:value-type="string">
            <text:p>Obrigatório</text:p>
            <text:p>object (beneficiarioSaida)</text:p>
            <text:p>Dados do beneficiário da cobrança (recebedor)</text:p>
          </table:table-cell>
        </table:table-row>
        <table:table-row table:style-name="ro5">
          <table:table-cell table:style-name="ce29" office:value-type="string" calcext:value-type="string">
            <text:p>id_beneficiario</text:p>
          </table:table-cell>
          <table:table-cell table:style-name="ce20" office:value-type="string" calcext:value-type="string">
            <text:p>Obrigatório</text:p>
            <text:p>string (ID do Beneficiário)</text:p>
            <text:p>Agência (4 dígitos) + Conta (7 dígitos) + DAC (1 dígito).</text:p>
            <text:p>Exemplo: 150000123450</text:p>
          </table:table-cell>
        </table:table-row>
        <table:table-row table:style-name="ro5">
          <table:table-cell table:style-name="ce29" office:value-type="string" calcext:value-type="string">
            <text:p>nome_cobranca</text:p>
          </table:table-cell>
          <table:table-cell table:style-name="ce20" office:value-type="string" calcext:value-type="string">
            <text:p>Obrigatório</text:p>
            <text:p>string (Nome do beneficiário)</text:p>
            <text:p>Razão social do beneficiário.</text:p>
            <text:p>Observação: Máximo caracteres: 50.</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beneficiario.tipo_pessoa</text:p>
          </table:table-cell>
          <table:covered-table-cell table:style-name="ce33"/>
        </table:table-row>
        <table:table-row table:style-name="ro1">
          <table:table-cell table:style-name="ce29"/>
          <table:table-cell table:style-name="ce20"/>
        </table:table-row>
        <table:table-row table:style-name="ro6">
          <table:table-cell table:style-name="ce29" office:value-type="string" calcext:value-type="string">
            <text:p>tipo_pessoa</text:p>
          </table:table-cell>
          <table:table-cell table:style-name="ce20" office:value-type="string" calcext:value-type="string">
            <text:p>Obrigatório</text:p>
            <text:p>object (Informações do beneficiário)</text:p>
            <text:p>Informações pessoais do beneficiário da cobrança.</text:p>
          </table:table-cell>
        </table:table-row>
        <table:table-row table:style-name="ro5">
          <table:table-cell table:style-name="ce29" office:value-type="string" calcext:value-type="string">
            <text:p>codigo_tipo_pessoa</text:p>
          </table:table-cell>
          <table:table-cell table:style-name="ce20" office:value-type="string" calcext:value-type="string">
            <text:p>Obrigatório</text:p>
            <text:p>string (Tipo pessoa do pagador)</text:p>
            <text:p>Tipo de pessoa do pagador.</text:p>
            <text:p>Observação: Pessoa Física = 'F', Pessoa Jurídica = 'J'</text:p>
          </table:table-cell>
        </table:table-row>
        <table:table-row table:style-name="ro5">
          <table:table-cell table:style-name="ce29" office:value-type="string" calcext:value-type="string">
            <text:p>numero_cadastro_pessoa_fisica</text:p>
          </table:table-cell>
          <table:table-cell table:style-name="ce20" office:value-type="string" calcext:value-type="string">
            <text:p>string (CPF do pagador)</text:p>
            <text:p>Obrigatório caso tipo_pessoa = F.</text:p>
            <text:p>Observação: 11 números (sem pontos, traços ou barras); não informar este campo caso tipo_pessoa = J.</text:p>
            <text:p>Exemplo: 12345678910</text:p>
          </table:table-cell>
        </table:table-row>
        <table:table-row table:style-name="ro5">
          <table:table-cell table:style-name="ce29" office:value-type="string" calcext:value-type="string">
            <text:p>numero_cadastro_nacional_pessoa_juridica</text:p>
          </table:table-cell>
          <table:table-cell table:style-name="ce20" office:value-type="string" calcext:value-type="string">
            <text:p>string (CNPJ do pagador)</text:p>
            <text:p>Obrigatório caso tipo_pessoa = J.</text:p>
            <text:p>Observação: 14 números (sem pontos, traços ou barras); não informar este campo caso tipo_pessoa = F.</text:p>
            <text:p>Exemplo: 12312312000110</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beneficiario.endereco</text:p>
          </table:table-cell>
          <table:covered-table-cell table:style-name="ce33"/>
        </table:table-row>
        <table:table-row table:style-name="ro1">
          <table:table-cell table:style-name="ce29"/>
          <table:table-cell table:style-name="ce20"/>
        </table:table-row>
        <table:table-row table:style-name="ro5">
          <table:table-cell table:style-name="ce29" office:value-type="string" calcext:value-type="string">
            <text:p>nome_logradouro</text:p>
          </table:table-cell>
          <table:table-cell table:style-name="ce20" office:value-type="string" calcext:value-type="string">
            <text:p>Obrigatório</text:p>
            <text:p>string (Logradouro)</text:p>
            <text:p>Nome do logradouro, número, complemento.</text:p>
            <text:p>Observação: Máximo caracteres: 45.</text:p>
          </table:table-cell>
        </table:table-row>
        <table:table-row table:style-name="ro5">
          <table:table-cell table:style-name="ce29" office:value-type="string" calcext:value-type="string">
            <text:p>nome_bairro</text:p>
          </table:table-cell>
          <table:table-cell table:style-name="ce20" office:value-type="string" calcext:value-type="string">
            <text:p>Obrigatório</text:p>
            <text:p>string (Bairro)</text:p>
            <text:p>Nome do bairro.</text:p>
            <text:p>Observação: Máximo caracteres: 15.</text:p>
          </table:table-cell>
        </table:table-row>
        <table:table-row table:style-name="ro5">
          <table:table-cell table:style-name="ce29" office:value-type="string" calcext:value-type="string">
            <text:p>nome_cidade</text:p>
          </table:table-cell>
          <table:table-cell table:style-name="ce20" office:value-type="string" calcext:value-type="string">
            <text:p>Obrigatório</text:p>
            <text:p>string (Cidade)</text:p>
            <text:p>Nome da cidade.</text:p>
            <text:p>Observação: Máximo caracteres: 20.</text:p>
          </table:table-cell>
        </table:table-row>
        <table:table-row table:style-name="ro5">
          <table:table-cell table:style-name="ce29" office:value-type="string" calcext:value-type="string">
            <text:p>sigla_UF</text:p>
          </table:table-cell>
          <table:table-cell table:style-name="ce20" office:value-type="string" calcext:value-type="string">
            <text:p>Obrigatório</text:p>
            <text:p>string (UF)</text:p>
            <text:p>Sigla da UF.</text:p>
            <text:p>Observação: Máximo caracteres: 2.</text:p>
          </table:table-cell>
        </table:table-row>
        <table:table-row table:style-name="ro5">
          <table:table-cell table:style-name="ce29" office:value-type="string" calcext:value-type="string">
            <text:p>numero_CEP</text:p>
          </table:table-cell>
          <table:table-cell table:style-name="ce20" office:value-type="string" calcext:value-type="string">
            <text:p>Obrigatório</text:p>
            <text:p>string (CEP)</text:p>
            <text:p>Número CEP do logradouro.</text:p>
            <text:p>Observação: Máximo caracteres: 8 números, sem pontos e traços.</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dado_boleto</text:p>
          </table:table-cell>
          <table:covered-table-cell table:style-name="ce33"/>
        </table:table-row>
        <table:table-row table:style-name="ro1">
          <table:table-cell table:style-name="ce29"/>
          <table:table-cell table:style-name="ce20"/>
        </table:table-row>
        <table:table-row table:style-name="ro7">
          <table:table-cell table:style-name="ce29" office:value-type="string" calcext:value-type="string">
            <text:p>numero</text:p>
          </table:table-cell>
          <table:table-cell table:style-name="ce20" office:value-type="string" calcext:value-type="string">
            <text:p>string (Número)</text:p>
            <text:p>Número.</text:p>
          </table:table-cell>
        </table:table-row>
        <table:table-row table:style-name="ro7">
          <table:table-cell table:style-name="ce29" office:value-type="string" calcext:value-type="string">
            <text:p>complemento</text:p>
          </table:table-cell>
          <table:table-cell table:style-name="ce20" office:value-type="string" calcext:value-type="string">
            <text:p>string (Complemento)</text:p>
            <text:p>Complemento.</text:p>
          </table:table-cell>
        </table:table-row>
        <table:table-row table:style-name="ro7">
          <table:table-cell table:style-name="ce29" office:value-type="string" calcext:value-type="string">
            <text:p>dado_boleto</text:p>
          </table:table-cell>
          <table:table-cell table:style-name="ce20" office:value-type="string" calcext:value-type="string">
            <text:p>Obrigatório</text:p>
            <text:p>object (Dados do Boleto associado ao Pix)</text:p>
          </table:table-cell>
        </table:table-row>
        <table:table-row table:style-name="ro5">
          <table:table-cell table:style-name="ce29" office:value-type="string" calcext:value-type="string">
            <text:p>descricao_instrumento_cobranca</text:p>
          </table:table-cell>
          <table:table-cell table:style-name="ce20" office:value-type="string" calcext:value-type="string">
            <text:p>Obrigatório</text:p>
            <text:p>string</text:p>
            <text:p>Descrição do instrumento cobrança.</text:p>
            <text:p>Retorno: "boleto_pix"</text:p>
          </table:table-cell>
        </table:table-row>
        <table:table-row table:style-name="ro6">
          <table:table-cell table:style-name="ce29" office:value-type="string" calcext:value-type="string">
            <text:p>tipo_boleto</text:p>
          </table:table-cell>
          <table:table-cell table:style-name="ce20" office:value-type="string" calcext:value-type="string">
            <text:p>string</text:p>
            <text:p>Identifica o tipo do boleto.</text:p>
            <text:p>Retorno: Tipos do boleto: 'a vista' e 'proposta'</text:p>
          </table:table-cell>
        </table:table-row>
        <table:table-row table:style-name="ro5">
          <table:table-cell table:style-name="ce29" office:value-type="string" calcext:value-type="string">
            <text:p>codigo_carteira</text:p>
          </table:table-cell>
          <table:table-cell table:style-name="ce20" office:value-type="string" calcext:value-type="string">
            <text:p>Obrigatório</text:p>
            <text:p>string</text:p>
            <text:p>Código da carteira.</text:p>
            <text:p>Retorno: 109</text:p>
          </table:table-cell>
        </table:table-row>
        <table:table-row table:style-name="ro5">
          <table:table-cell table:style-name="ce29" office:value-type="string" calcext:value-type="string">
            <text:p>valor_total_titulo</text:p>
          </table:table-cell>
          <table:table-cell table:style-name="ce20" office:value-type="string" calcext:value-type="string">
            <text:p>Obrigatório</text:p>
            <text:p>string</text:p>
            <text:p>Valor total a ser cobrado pelo boleto. Sendo 15 dígitos inteiros e 2 casas decimais.</text:p>
            <text:p>Exemplo de retorno: 99999999999999900</text:p>
          </table:table-cell>
        </table:table-row>
        <table:table-row table:style-name="ro5">
          <table:table-cell table:style-name="ce29" office:value-type="string" calcext:value-type="string">
            <text:p>codigo_especie</text:p>
          </table:table-cell>
          <table:table-cell table:style-name="ce20" office:value-type="string" calcext:value-type="string">
            <text:p>Obrigatório</text:p>
            <text:p>string</text:p>
            <text:p>Código de espécie do título.</text:p>
            <text:p>Retorno: Valores conforme domínio fornecido.</text:p>
          </table:table-cell>
        </table:table-row>
        <table:table-row table:style-name="ro5">
          <table:table-cell table:style-name="ce29" office:value-type="string" calcext:value-type="string">
            <text:p>data_emissao</text:p>
          </table:table-cell>
          <table:table-cell table:style-name="ce20" office:value-type="string" calcext:value-type="string">
            <text:p>Obrigatório</text:p>
            <text:p>string</text:p>
            <text:p>Data em que o boleto foi emitido.</text:p>
            <text:p>Formato: AAAA-MM-DD</text:p>
          </table:table-cell>
        </table:table-row>
        <table:table-row table:style-name="ro1">
          <table:table-cell table:style-name="ce29"/>
          <table:table-cell table:style-name="ce20"/>
        </table:table-row>
        <table:table-row table:style-name="ro2">
          <table:table-cell table:style-name="ce31" office:value-type="string" calcext:value-type="string" table:number-columns-spanned="2" table:number-rows-spanned="1">
            <text:p><text:span text:style-name="T1">dado_boleto.</text:span>pagador.pessoa</text:p>
          </table:table-cell>
          <table:covered-table-cell table:style-name="ce33"/>
        </table:table-row>
        <table:table-row table:style-name="ro1">
          <table:table-cell table:style-name="ce29"/>
          <table:table-cell table:style-name="ce20"/>
        </table:table-row>
        <table:table-row table:style-name="ro5">
          <table:table-cell table:style-name="ce29" office:value-type="string" calcext:value-type="string">
            <text:p>nome_pessoa</text:p>
          </table:table-cell>
          <table:table-cell table:style-name="ce20" office:value-type="string" calcext:value-type="string">
            <text:p>Obrigatório</text:p>
            <text:p>string (Nome/Razão social)</text:p>
            <text:p>Nome/Razão social do pagador.</text:p>
            <text:p>Observação: Máximo caracteres: 50.</text:p>
          </table:table-cell>
        </table:table-row>
        <table:table-row table:style-name="ro5">
          <table:table-cell table:style-name="ce29" office:value-type="string" calcext:value-type="string">
            <text:p>nome_fantasia</text:p>
          </table:table-cell>
          <table:table-cell table:style-name="ce20" office:value-type="string" calcext:value-type="string">
            <text:p>string (Nome Fantasia)</text:p>
            <text:p>Nome Fantasia do pagador.</text:p>
            <text:p>Exemplo: Empresa A.</text:p>
            <text:p>Observação: Máximo caracteres: 50.</text:p>
          </table:table-cell>
        </table:table-row>
        <table:table-row table:style-name="ro6">
          <table:table-cell table:style-name="ce29" office:value-type="string" calcext:value-type="string">
            <text:p>tipo_pessoa</text:p>
          </table:table-cell>
          <table:table-cell table:style-name="ce20" office:value-type="string" calcext:value-type="string">
            <text:p>Obrigatório</text:p>
            <text:p>object (tipoPessoa)</text:p>
            <text:p>Dados tipo pessoa do pagador.</text:p>
          </table:table-cell>
        </table:table-row>
        <table:table-row table:style-name="ro5">
          <table:table-cell table:style-name="ce29" office:value-type="string" calcext:value-type="string">
            <text:p>codigo_tipo_pessoa</text:p>
          </table:table-cell>
          <table:table-cell table:style-name="ce20" office:value-type="string" calcext:value-type="string">
            <text:p>Obrigatório</text:p>
            <text:p>string (Tipo pessoa do pagador)</text:p>
            <text:p>Tipo de pessoa do pagador.</text:p>
            <text:p>Observação: Pessoa Física = 'F', Pessoa Jurídica = 'J'</text:p>
          </table:table-cell>
        </table:table-row>
        <table:table-row table:style-name="ro5">
          <table:table-cell table:style-name="ce29" office:value-type="string" calcext:value-type="string">
            <text:p>numero_cadastro_pessoa_fisica</text:p>
          </table:table-cell>
          <table:table-cell table:style-name="ce20" office:value-type="string" calcext:value-type="string">
            <text:p>string (CPF do pagador)</text:p>
            <text:p>Obrigatório caso tipo_pessoa = F.</text:p>
            <text:p>Observação: 11 números (sem pontos, traços ou barras); não informar este campo caso tipo_pessoa = J.</text:p>
            <text:p>Exemplo: 12345678910</text:p>
          </table:table-cell>
        </table:table-row>
        <table:table-row table:style-name="ro5">
          <table:table-cell table:style-name="ce29" office:value-type="string" calcext:value-type="string">
            <text:p>numero_cadastro_nacional_pessoa_juridica</text:p>
          </table:table-cell>
          <table:table-cell table:style-name="ce20" office:value-type="string" calcext:value-type="string">
            <text:p>string (CNPJ do pagador)</text:p>
            <text:p>Obrigatório caso tipo_pessoa = J.</text:p>
            <text:p>Observação: 14 números (sem pontos, traços ou barras); não informar este campo caso tipo_pessoa = F.</text:p>
            <text:p>Exemplo: 12312312000110</text:p>
          </table:table-cell>
        </table:table-row>
        <table:table-row table:style-name="ro1">
          <table:table-cell table:style-name="ce29"/>
          <table:table-cell table:style-name="ce20"/>
        </table:table-row>
        <table:table-row table:style-name="ro2">
          <table:table-cell table:style-name="ce31" office:value-type="string" calcext:value-type="string" table:number-columns-spanned="2" table:number-rows-spanned="1">
            <text:p><text:span text:style-name="T1">dado_boleto.</text:span>pagador.endereco</text:p>
          </table:table-cell>
          <table:covered-table-cell table:style-name="ce33"/>
        </table:table-row>
        <table:table-row table:style-name="ro1">
          <table:table-cell table:style-name="ce29"/>
          <table:table-cell table:style-name="ce20"/>
        </table:table-row>
        <table:table-row table:style-name="ro6">
          <table:table-cell table:style-name="ce29" office:value-type="string" calcext:value-type="string">
            <text:p>endereco</text:p>
          </table:table-cell>
          <table:table-cell table:style-name="ce20" office:value-type="string" calcext:value-type="string">
            <text:p>Obrigatório</text:p>
            <text:p>object (endereco)</text:p>
            <text:p>Dados do endereço do beneficiário.</text:p>
          </table:table-cell>
        </table:table-row>
        <table:table-row table:style-name="ro5">
          <table:table-cell table:style-name="ce29" office:value-type="string" calcext:value-type="string">
            <text:p>nome_logradouro</text:p>
          </table:table-cell>
          <table:table-cell table:style-name="ce20" office:value-type="string" calcext:value-type="string">
            <text:p>Obrigatório</text:p>
            <text:p>string (Logradouro)</text:p>
            <text:p>Nome do logradouro, número, complemento.</text:p>
            <text:p>Observação: Máximo caracteres: 45.</text:p>
          </table:table-cell>
        </table:table-row>
        <table:table-row table:style-name="ro5">
          <table:table-cell table:style-name="ce29" office:value-type="string" calcext:value-type="string">
            <text:p>nome_bairro</text:p>
          </table:table-cell>
          <table:table-cell table:style-name="ce20" office:value-type="string" calcext:value-type="string">
            <text:p>Obrigatório</text:p>
            <text:p>string (Bairro)</text:p>
            <text:p>Nome do bairro.</text:p>
            <text:p>Observação: Máximo caracteres: 15.</text:p>
          </table:table-cell>
        </table:table-row>
        <table:table-row table:style-name="ro5">
          <table:table-cell table:style-name="ce29" office:value-type="string" calcext:value-type="string">
            <text:p>nome_cidade</text:p>
          </table:table-cell>
          <table:table-cell table:style-name="ce20" office:value-type="string" calcext:value-type="string">
            <text:p>Obrigatório</text:p>
            <text:p>string (Cidade)</text:p>
            <text:p>Nome da cidade.</text:p>
            <text:p>Observação: Máximo caracteres: 20.</text:p>
          </table:table-cell>
        </table:table-row>
        <table:table-row table:style-name="ro5">
          <table:table-cell table:style-name="ce29" office:value-type="string" calcext:value-type="string">
            <text:p>sigla_UF</text:p>
          </table:table-cell>
          <table:table-cell table:style-name="ce20" office:value-type="string" calcext:value-type="string">
            <text:p>Obrigatório</text:p>
            <text:p>string (UF)</text:p>
            <text:p>Sigla da UF.</text:p>
            <text:p>Observação: Máximo caracteres: 2.</text:p>
          </table:table-cell>
        </table:table-row>
        <table:table-row table:style-name="ro5">
          <table:table-cell table:style-name="ce29" office:value-type="string" calcext:value-type="string">
            <text:p>numero_CEP</text:p>
          </table:table-cell>
          <table:table-cell table:style-name="ce20" office:value-type="string" calcext:value-type="string">
            <text:p>Obrigatório</text:p>
            <text:p>string (CEP)</text:p>
            <text:p>Número CEP do logradouro.</text:p>
            <text:p>Observação: Máximo caracteres: 8 números, sem pontos e traços.</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dado_boleto.pagador.sacador_avalista.pessoa</text:p>
          </table:table-cell>
          <table:covered-table-cell table:style-name="ce33"/>
        </table:table-row>
        <table:table-row table:style-name="ro1">
          <table:table-cell table:style-name="ce29"/>
          <table:table-cell table:style-name="ce20"/>
        </table:table-row>
        <table:table-row table:style-name="ro6">
          <table:table-cell table:style-name="ce29" office:value-type="string" calcext:value-type="string">
            <text:p>nome_pessoa</text:p>
          </table:table-cell>
          <table:table-cell table:style-name="ce20" office:value-type="string" calcext:value-type="string">
            <text:p>string (Nome/Razão social)</text:p>
            <text:p>Nome/Razão social do sacador avalista.</text:p>
            <text:p>Observação: Máximo caracteres: 50</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dado_boleto.pagador.sacador_avalista.tipo_pessoa</text:p>
          </table:table-cell>
          <table:covered-table-cell table:style-name="ce33"/>
        </table:table-row>
        <table:table-row table:style-name="ro1">
          <table:table-cell table:style-name="ce29"/>
          <table:table-cell table:style-name="ce20"/>
        </table:table-row>
        <table:table-row table:style-name="ro7">
          <table:table-cell table:style-name="ce29" office:value-type="string" calcext:value-type="string">
            <text:p>tipo_pessoa</text:p>
          </table:table-cell>
          <table:table-cell table:style-name="ce20" office:value-type="string" calcext:value-type="string">
            <text:p>object</text:p>
            <text:p>Dados do tipo pessoa sacador avalista.</text:p>
          </table:table-cell>
        </table:table-row>
        <table:table-row table:style-name="ro6">
          <table:table-cell table:style-name="ce29" office:value-type="string" calcext:value-type="string">
            <text:p>codigo_tipo_pessoa</text:p>
          </table:table-cell>
          <table:table-cell table:style-name="ce20" office:value-type="string" calcext:value-type="string">
            <text:p>string (Tipo de pessoa)</text:p>
            <text:p>Tipo de pessoa do sacador avalista.</text:p>
            <text:p>Observação: Pessoa Física = 'F', Pessoa Jurídica = 'J'</text:p>
          </table:table-cell>
        </table:table-row>
        <table:table-row table:style-name="ro5">
          <table:table-cell table:style-name="ce29" office:value-type="string" calcext:value-type="string">
            <text:p>numero_cadastro_pessoa_fisica</text:p>
          </table:table-cell>
          <table:table-cell table:style-name="ce20" office:value-type="string" calcext:value-type="string">
            <text:p>string (CPF do sacador avalista)</text:p>
            <text:p>Obrigatório caso tipo_pessoa = F.</text:p>
            <text:p>Observação: 11 números (sem pontos, traços ou barras); não informar o campo caso tipo_pessoa = J.</text:p>
            <text:p>Exemplo: 12345678910</text:p>
          </table:table-cell>
        </table:table-row>
        <table:table-row table:style-name="ro5">
          <table:table-cell table:style-name="ce29" office:value-type="string" calcext:value-type="string">
            <text:p>numero_cadastro_nacional_pessoa_juridica</text:p>
          </table:table-cell>
          <table:table-cell table:style-name="ce20" office:value-type="string" calcext:value-type="string">
            <text:p>string (CNPJ do sacador avalista)</text:p>
            <text:p>Obrigatório caso tipo_pessoa = J.</text:p>
            <text:p>Observação: 14 números (sem pontos, traços ou barras); não informar este campo caso tipo_pessoa = F.</text:p>
            <text:p>Exemplo: 12312312000110</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dado_boleto.pagador.sacador_avalista.endereco</text:p>
          </table:table-cell>
          <table:covered-table-cell table:style-name="ce33"/>
        </table:table-row>
        <table:table-row table:style-name="ro1">
          <table:table-cell table:style-name="ce29"/>
          <table:table-cell table:style-name="ce20"/>
        </table:table-row>
        <table:table-row table:style-name="ro5">
          <table:table-cell table:style-name="ce29" office:value-type="string" calcext:value-type="string">
            <text:p>nome_logradouro</text:p>
          </table:table-cell>
          <table:table-cell table:style-name="ce20" office:value-type="string" calcext:value-type="string">
            <text:p>Obrigatório</text:p>
            <text:p>string (Logradouro)</text:p>
            <text:p>Nome do logradouro, número, complemento.</text:p>
            <text:p>Observação: Máximo caracteres: 45.</text:p>
          </table:table-cell>
        </table:table-row>
        <table:table-row table:style-name="ro5">
          <table:table-cell table:style-name="ce29" office:value-type="string" calcext:value-type="string">
            <text:p>nome_bairro</text:p>
          </table:table-cell>
          <table:table-cell table:style-name="ce20" office:value-type="string" calcext:value-type="string">
            <text:p>Obrigatório</text:p>
            <text:p>string (Bairro)</text:p>
            <text:p>Nome do bairro.</text:p>
            <text:p>Observação: Máximo caracteres: 15.</text:p>
          </table:table-cell>
        </table:table-row>
        <table:table-row table:style-name="ro5">
          <table:table-cell table:style-name="ce29" office:value-type="string" calcext:value-type="string">
            <text:p>nome_cidade</text:p>
          </table:table-cell>
          <table:table-cell table:style-name="ce20" office:value-type="string" calcext:value-type="string">
            <text:p>Obrigatório</text:p>
            <text:p>string (Cidade)</text:p>
            <text:p>Nome da cidade.</text:p>
            <text:p>Observação: Máximo caracteres: 20.</text:p>
          </table:table-cell>
        </table:table-row>
        <table:table-row table:style-name="ro5">
          <table:table-cell table:style-name="ce29" office:value-type="string" calcext:value-type="string">
            <text:p>sigla_UF</text:p>
          </table:table-cell>
          <table:table-cell table:style-name="ce20" office:value-type="string" calcext:value-type="string">
            <text:p>Obrigatório</text:p>
            <text:p>string (UF)</text:p>
            <text:p>Sigla da UF.</text:p>
            <text:p>Observação: Máximo caracteres: 2.</text:p>
          </table:table-cell>
        </table:table-row>
        <table:table-row table:style-name="ro5">
          <table:table-cell table:style-name="ce29" office:value-type="string" calcext:value-type="string">
            <text:p>numero_CEP</text:p>
          </table:table-cell>
          <table:table-cell table:style-name="ce20" office:value-type="string" calcext:value-type="string">
            <text:p>Obrigatório</text:p>
            <text:p>string (CEP)</text:p>
            <text:p>Número CEP do logradouro.</text:p>
            <text:p>Observação: Máximo caracteres: 8 números, sem pontos e traços.</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dado_boleto.pagador.dados_individuais_boleto</text:p>
          </table:table-cell>
          <table:covered-table-cell table:style-name="ce33"/>
        </table:table-row>
        <table:table-row table:style-name="ro1">
          <table:table-cell table:style-name="ce29"/>
          <table:table-cell table:style-name="ce20"/>
        </table:table-row>
        <table:table-row table:style-name="ro6">
          <table:table-cell table:style-name="ce29" office:value-type="string" calcext:value-type="string">
            <text:p>id_boleto_individual</text:p>
          </table:table-cell>
          <table:table-cell table:style-name="ce20" office:value-type="string" calcext:value-type="string">
            <text:p>Obrigatório</text:p>
            <text:p>string (Identificação do boleto)</text:p>
            <text:p>UUID que identifica o boleto.</text:p>
          </table:table-cell>
        </table:table-row>
        <table:table-row table:style-name="ro5">
          <table:table-cell table:style-name="ce29" office:value-type="string" calcext:value-type="string">
            <text:p>numero_nosso_numero</text:p>
          </table:table-cell>
          <table:table-cell table:style-name="ce20" office:value-type="string" calcext:value-type="string">
            <text:p>Obrigatório</text:p>
            <text:p>string (Número de identificação do título)</text:p>
            <text:p>De livre utilização do usuário seguindo as regras da carteira do produto contratado. Não pode ser repetido se nosso número ainda estiver ativo ou tiver menos de 45 dias de sua baixa/liquidação.</text:p>
            <text:p>Formato do campo: 8 dígitos inteiros.</text:p>
          </table:table-cell>
        </table:table-row>
        <table:table-row table:style-name="ro6">
          <table:table-cell table:style-name="ce29" office:value-type="string" calcext:value-type="string">
            <text:p>dac_titulo</text:p>
          </table:table-cell>
          <table:table-cell table:style-name="ce20" office:value-type="string" calcext:value-type="string">
            <text:p>Obrigatório</text:p>
            <text:p>string (DAC título)</text:p>
            <text:p>Dígito verificador do nosso número.</text:p>
          </table:table-cell>
        </table:table-row>
        <table:table-row table:style-name="ro5">
          <table:table-cell table:style-name="ce29" office:value-type="string" calcext:value-type="string">
            <text:p>data_vencimento</text:p>
          </table:table-cell>
          <table:table-cell table:style-name="ce20" office:value-type="string" calcext:value-type="string">
            <text:p>Obrigatório</text:p>
            <text:p>string (Data de vencimento)</text:p>
            <text:p>Último dia para pagamento sem acréscimo de multa, juros e outros. Tipo de vencimento à vista não é preenchido.</text:p>
            <text:p>Observação: Formato: YYYY-MM-DD</text:p>
          </table:table-cell>
        </table:table-row>
        <table:table-row table:style-name="ro5">
          <table:table-cell table:style-name="ce29" office:value-type="string" calcext:value-type="string">
            <text:p>valor_titulo</text:p>
          </table:table-cell>
          <table:table-cell table:style-name="ce20" office:value-type="string" calcext:value-type="string">
            <text:p>Obrigatório</text:p>
            <text:p>string</text:p>
            <text:p>Valor a ser cobrado. Inserir em formato 99999999999999900, sendo 9 os dígitos inteiros e 0 as casas decimais.</text:p>
            <text:p>Observação: Formato: 99999999999999900</text:p>
          </table:table-cell>
        </table:table-row>
        <table:table-row table:style-name="ro7">
          <table:table-cell table:style-name="ce29" office:value-type="string" calcext:value-type="string">
            <text:p>texto_seu_numero</text:p>
          </table:table-cell>
          <table:table-cell table:style-name="ce20" office:value-type="string" calcext:value-type="string">
            <text:p>string (Texto seu número)</text:p>
            <text:p>Seu número é a identificação do boleto que poderá ter letras e números e facilitará a consulta e acompanhamento do status do boleto. Este campo é para controle do cliente.</text:p>
          </table:table-cell>
        </table:table-row>
        <table:table-row table:style-name="ro5">
          <table:table-cell table:style-name="ce29" office:value-type="string" calcext:value-type="string">
            <text:p>codigo_barras</text:p>
          </table:table-cell>
          <table:table-cell table:style-name="ce20" office:value-type="string" calcext:value-type="string">
            <text:p>Obrigatório</text:p>
            <text:p>string (Código de barras)</text:p>
            <text:p>Número do código de barras (barra lida). Para carteiras com nosso número adicional, sempre preencher o código de barras.</text:p>
            <text:p>Observação: Formato: 34101234567890123456789012345678901234567890</text:p>
          </table:table-cell>
        </table:table-row>
        <table:table-row table:style-name="ro5">
          <table:table-cell table:style-name="ce29" office:value-type="string" calcext:value-type="string">
            <text:p>numero_linha_digitavel</text:p>
          </table:table-cell>
          <table:table-cell table:style-name="ce20" office:value-type="string" calcext:value-type="string">
            <text:p>Obrigatório</text:p>
            <text:p>string (Número da linha digitável)</text:p>
            <text:p>Número da linha digitável (barra digitável). Número exibido para pagamento do boleto.</text:p>
            <text:p>Observação: Formato: 34101234567890123456789012345678901234567890123</text:p>
          </table:table-cell>
        </table:table-row>
        <table:table-row table:style-name="ro5">
          <table:table-cell table:style-name="ce29" office:value-type="string" calcext:value-type="string">
            <text:p>data_limite_pagamento</text:p>
          </table:table-cell>
          <table:table-cell table:style-name="ce20" office:value-type="string" calcext:value-type="string">
            <text:p>Obrigatório</text:p>
            <text:p>string (Data limite para pagamento)</text:p>
            <text:p>Cobrança não poderá ser paga após essa data. Esta data é posterior a data de vencimento.</text:p>
            <text:p>Observação: Formato: YYYY-MM-DD</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dado_boleto.pagador.dados_individuais_boleto.lista_mensagens_cobranca</text:p>
          </table:table-cell>
          <table:covered-table-cell table:style-name="ce33"/>
        </table:table-row>
        <table:table-row table:style-name="ro1">
          <table:table-cell table:style-name="ce29"/>
          <table:table-cell table:style-name="ce20"/>
        </table:table-row>
        <table:table-row table:style-name="ro7">
          <table:table-cell table:style-name="ce29" office:value-type="string" calcext:value-type="string">
            <text:p>mensagem</text:p>
          </table:table-cell>
          <table:table-cell table:style-name="ce20" office:value-type="string" calcext:value-type="string">
            <text:p>string</text:p>
            <text:p>Mensagem individual a ser impressa no boleto.</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dado_boleto.pagador.dados_individuais_boleto</text:p>
          </table:table-cell>
          <table:covered-table-cell table:style-name="ce33"/>
        </table:table-row>
        <table:table-row table:style-name="ro1">
          <table:table-cell table:style-name="ce29"/>
          <table:table-cell table:style-name="ce20"/>
        </table:table-row>
        <table:table-row table:style-name="ro4">
          <table:table-cell table:style-name="ce29" office:value-type="string" calcext:value-type="string">
            <text:p>codigo_tipo_vencimento</text:p>
          </table:table-cell>
          <table:table-cell table:style-name="ce20" office:value-type="string" calcext:value-type="string">
            <text:p>number</text:p>
            <text:p>Tipos de vencimento do boleto:</text:p>
            <text:p>1 - Vencimento do boleto à vista (data de vencimento é a data do dia da emissão)</text:p>
            <text:p>3 - Data de vencimento determinada (data informada pelo cliente)</text:p>
            <text:p>Exemplo retorno: 3</text:p>
          </table:table-cell>
        </table:table-row>
        <table:table-row table:style-name="ro6">
          <table:table-cell table:style-name="ce29" office:value-type="string" calcext:value-type="string">
            <text:p>pagamento_parcial</text:p>
          </table:table-cell>
          <table:table-cell table:style-name="ce20" office:value-type="string" calcext:value-type="string">
            <text:p>boolean</text:p>
            <text:p>Indicador se aceita pagamento parcial do boleto. Será sempre False para bolecode.</text:p>
            <text:p>Observação: Será sempre false para bolecode, pois não é aceito para tipos de carteira 109.</text:p>
          </table:table-cell>
        </table:table-row>
        <table:table-row table:style-name="ro6">
          <table:table-cell table:style-name="ce29" office:value-type="string" calcext:value-type="string">
            <text:p>quantidade_maximo_parcial</text:p>
          </table:table-cell>
          <table:table-cell table:style-name="ce20" office:value-type="string" calcext:value-type="string">
            <text:p>string</text:p>
            <text:p>Quantidade permitida de pagamentos parciais do boleto.</text:p>
            <text:p>Observação: Para bolecode sempre igual a zeros.</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dado_boleto.pagador.dados_individuais_boleto.recebimento_divergente</text:p>
          </table:table-cell>
          <table:covered-table-cell table:style-name="ce33"/>
        </table:table-row>
        <table:table-row table:style-name="ro1">
          <table:table-cell table:style-name="ce29"/>
          <table:table-cell table:style-name="ce20"/>
        </table:table-row>
        <table:table-row table:style-name="ro14">
          <table:table-cell table:style-name="ce29" office:value-type="string" calcext:value-type="string">
            <text:p>codigo_tipo_autorizacao</text:p>
          </table:table-cell>
          <table:table-cell table:style-name="ce20" office:value-type="string" calcext:value-type="string">
            <text:p>Obrigatório</text:p>
            <text:p>string (Tipo de autorização de recebimento divergente)</text:p>
            <text:p>Tipo de autorização de recebimento divergente da cobrança.</text:p>
            <text:p>Observação:</text:p>
            <text:p>"01" - Quando o título aceita qualquer valor divergente ao da cobrança.</text:p>
            <text:p>"02" - Quando o título contém uma faixa de valores aceitos para recebimentos divergentes.</text:p>
            <text:p>"03" - Quando o título não deve aceitar pagamentos de valores divergentes ao da cobrança.</text:p>
            <text:p>"04" - Quando o título aceitar pagamentos de valores superiores ao mínimo definido.</text:p>
          </table:table-cell>
        </table:table-row>
        <table:table-row table:style-name="ro5">
          <table:table-cell table:style-name="ce29" office:value-type="string" calcext:value-type="string">
            <text:p>codigo_tipo_recebimento</text:p>
          </table:table-cell>
          <table:table-cell table:style-name="ce20" office:value-type="string" calcext:value-type="string">
            <text:p>string (Tipo de autorização de recebimento divergente)</text:p>
            <text:p>Tipo de autorização de recebimento divergente da cobrança. Obrigatório para codigo_tipo_autorizacao diferente de 01 e 03.</text:p>
            <text:p>Observação: V - Recebimento divergente por valores.</text:p>
            <text:p>P - Recebimento divergente por percentuais.</text:p>
          </table:table-cell>
        </table:table-row>
        <table:table-row table:style-name="ro6">
          <table:table-cell table:style-name="ce29" office:value-type="string" calcext:value-type="string">
            <text:p>valor_minimo</text:p>
          </table:table-cell>
          <table:table-cell table:style-name="ce20" office:value-type="string" calcext:value-type="string">
            <text:p>string (Valor mínimo)</text:p>
            <text:p>Valor mínimo permitido para pagamento. Obrigatório para codigo_aceite_pagamento_divergente 2 ou 4.</text:p>
            <text:p>Observação: Formato: 15 dígitos inteiros e 2 casas decimais.</text:p>
          </table:table-cell>
        </table:table-row>
        <table:table-row table:style-name="ro5">
          <table:table-cell table:style-name="ce29" office:value-type="string" calcext:value-type="string">
            <text:p>percentual_minimo</text:p>
          </table:table-cell>
          <table:table-cell table:style-name="ce20" office:value-type="string" calcext:value-type="string">
            <text:p>string (Percentual mínimo)</text:p>
            <text:p>Percentual mínimo permitido para pagamento. Obrigatório para codigo_tipo_autorizacao 2 ou 4.</text:p>
            <text:p>Observação: Formato: 7 dígitos inteiros e 5 casas decimais.</text:p>
            <text:p>Exemplo: 999999900000</text:p>
          </table:table-cell>
        </table:table-row>
        <table:table-row table:style-name="ro6">
          <table:table-cell table:style-name="ce29" office:value-type="string" calcext:value-type="string">
            <text:p>valor_maximo</text:p>
          </table:table-cell>
          <table:table-cell table:style-name="ce20" office:value-type="string" calcext:value-type="string">
            <text:p>string (Valor máximo)</text:p>
            <text:p>Valor máximo permitido para pagamento. Obrigatório para codigo_tipo_autorizacao 2.</text:p>
            <text:p>Observação: Formato: 15 dígitos inteiros e 2 casas decimais.</text:p>
          </table:table-cell>
        </table:table-row>
        <table:table-row table:style-name="ro6">
          <table:table-cell table:style-name="ce29" office:value-type="string" calcext:value-type="string">
            <text:p>percentual_maximo</text:p>
          </table:table-cell>
          <table:table-cell table:style-name="ce20" office:value-type="string" calcext:value-type="string">
            <text:p>string</text:p>
            <text:p>Percentual máximo permitido. Obrigatório para codigo_tipo_autorizacao 2.</text:p>
            <text:p>Observação: Formato: 7 dígitos inteiros e 5 casas decimais.</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dado_boleto.pagador.dados_individuais_boleto.instrucao_cobranca</text:p>
          </table:table-cell>
          <table:covered-table-cell table:style-name="ce33"/>
        </table:table-row>
        <table:table-row table:style-name="ro1">
          <table:table-cell table:style-name="ce29"/>
          <table:table-cell table:style-name="ce20"/>
        </table:table-row>
        <table:table-row table:style-name="ro15">
          <table:table-cell table:style-name="ce29" office:value-type="string" calcext:value-type="string">
            <text:p>codigo_instrucao_cobranca</text:p>
          </table:table-cell>
          <table:table-cell table:style-name="ce20" office:value-type="string" calcext:value-type="string">
            <text:p>string</text:p>
            <text:p>Códigos das instruções de protesto. Só podem ser enviadas até 4 instruções. Se houverem mais comandos, uma instrução será descartada aleatoriamente.</text:p>
            <text:p>Retorno:</text:p>
            <text:p>1 - Protestar</text:p>
            <text:p>2 - Negativar</text:p>
            <text:p>4 - Não protestar</text:p>
            <text:p>5 - Não negativar</text:p>
            <text:p>7 - Não receber após XX de vencimento</text:p>
            <text:p>8 - Cancelar (Baixar/Devolver) após XX de vencimento.</text:p>
          </table:table-cell>
        </table:table-row>
        <table:table-row table:style-name="ro7">
          <table:table-cell table:style-name="ce29" office:value-type="string" calcext:value-type="string">
            <text:p>quantidade_dias_apos_vencimento</text:p>
          </table:table-cell>
          <table:table-cell table:style-name="ce20" office:value-type="string" calcext:value-type="string">
            <text:p>number</text:p>
            <text:p>Quantidade de dias após vencimento do boleto.</text:p>
          </table:table-cell>
        </table:table-row>
        <table:table-row table:style-name="ro7">
          <table:table-cell table:style-name="ce29" office:value-type="string" calcext:value-type="string">
            <text:p>dia_util</text:p>
          </table:table-cell>
          <table:table-cell table:style-name="ce20" office:value-type="string" calcext:value-type="string">
            <text:p>boolean</text:p>
            <text:p>Caso a quantidade de dias após o vencimento tenha que ser contabilizada em dia útil, informar true. Caso tenha que ser contabilizada em dias corridos, informar false.</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dado_boleto.pagador.dados_individuais_boleto</text:p>
          </table:table-cell>
          <table:covered-table-cell table:style-name="ce33"/>
        </table:table-row>
        <table:table-row table:style-name="ro1">
          <table:table-cell table:style-name="ce29"/>
          <table:table-cell table:style-name="ce20"/>
        </table:table-row>
        <table:table-row table:style-name="ro6">
          <table:table-cell table:style-name="ce29" office:value-type="string" calcext:value-type="string">
            <text:p>desconto_expresso</text:p>
          </table:table-cell>
          <table:table-cell table:style-name="ce20" office:value-type="string" calcext:value-type="string">
            <text:p>boolean</text:p>
            <text:p>Descrição: Indicador se o cliente tem o produto Desconto Expresso.</text:p>
            <text:p>Observação: False para bolecode</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dado_boleto.pagador.dados_individuais_boleto.juros</text:p>
          </table:table-cell>
          <table:covered-table-cell table:style-name="ce33"/>
        </table:table-row>
        <table:table-row table:style-name="ro1">
          <table:table-cell table:style-name="ce29"/>
          <table:table-cell table:style-name="ce20"/>
        </table:table-row>
        <table:table-row table:style-name="ro14">
          <table:table-cell table:style-name="ce29" office:value-type="string" calcext:value-type="string">
            <text:p>codigo_tipo_juros</text:p>
          </table:table-cell>
          <table:table-cell table:style-name="ce20" office:value-type="string" calcext:value-type="string">
            <text:p>string</text:p>
            <text:p>Código tipo dos juros. O retorno será de acordo com os parâmetros do cadastro de beneficiário para dias úteis ou corridos.</text:p>
            <text:p>Observação:</text:p>
            <text:p>Isento - '05' para dias úteis e corridos.</text:p>
            <text:p>Percentual mensal - '08' para dias úteis e '03' para corridos.</text:p>
            <text:p>Percentual diário - '07' para dias úteis e '02' para corridos.</text:p>
            <text:p>Percentual anual - '09' para dias úteis e '04' para corridos.</text:p>
            <text:p>Valor diário - '06' para dias úteis e '01' para corridos.</text:p>
          </table:table-cell>
        </table:table-row>
        <table:table-row table:style-name="ro6">
          <table:table-cell table:style-name="ce29" office:value-type="string" calcext:value-type="string">
            <text:p>valor_juros</text:p>
          </table:table-cell>
          <table:table-cell table:style-name="ce20" office:value-type="string" calcext:value-type="string">
            <text:p>string</text:p>
            <text:p>Valor dos juros a ser cobrado. Obrigatório para codigo_tipo_juros ‘93’. Valor deve ser superior a R$0,01.</text:p>
            <text:p>Observação: Formato do campo: 15 dígitos inteiros e 2 casas decimais. Exemplo: 99999999999999900.</text:p>
          </table:table-cell>
        </table:table-row>
        <table:table-row table:style-name="ro6">
          <table:table-cell table:style-name="ce29" office:value-type="string" calcext:value-type="string">
            <text:p>percentual_juros</text:p>
          </table:table-cell>
          <table:table-cell table:style-name="ce20" office:value-type="string" calcext:value-type="string">
            <text:p>string</text:p>
            <text:p>Percentual dos juros a ser cobrado. Valor calculado deve ser superior a R$0,01. Obrigatório para tipo_juros ‘90’, ‘91’ e ‘92’.</text:p>
            <text:p>Observação: Formato do campo: 7 dígitos inteiros e 5 casas decimais. Exemplo: 999999900000.</text:p>
          </table:table-cell>
        </table:table-row>
        <table:table-row table:style-name="ro6">
          <table:table-cell table:style-name="ce29" office:value-type="string" calcext:value-type="string">
            <text:p>data_juros</text:p>
          </table:table-cell>
          <table:table-cell table:style-name="ce20" office:value-type="string" calcext:value-type="string">
            <text:p>string</text:p>
            <text:p>Data de início de cobrança de juros. Caso o campo esteja vazio, será automaticamente assumido que a cobrança de juros se inicia logo após o vencimento.</text:p>
            <text:p>Observação: Formato: AAAA-MM-DD.</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dado_boleto.pagador.dados_individuais_boleto.multa</text:p>
          </table:table-cell>
          <table:covered-table-cell table:style-name="ce33"/>
        </table:table-row>
        <table:table-row table:style-name="ro1">
          <table:table-cell table:style-name="ce29"/>
          <table:table-cell table:style-name="ce20"/>
        </table:table-row>
        <table:table-row table:style-name="ro4">
          <table:table-cell table:style-name="ce29" office:value-type="string" calcext:value-type="string">
            <text:p>codigo_tipo_multa</text:p>
          </table:table-cell>
          <table:table-cell table:style-name="ce20" office:value-type="string" calcext:value-type="string">
            <text:p>string</text:p>
            <text:p>Código tipo multa.</text:p>
            <text:p>Observação: '01' - Valor fixo de multa após o vencimento.</text:p>
            <text:p>'02' - Percentual do valor do título de multa após o vencimento.</text:p>
            <text:p>'03' - Isento (não cobrar multa após vencimento).</text:p>
          </table:table-cell>
        </table:table-row>
        <table:table-row table:style-name="ro6">
          <table:table-cell table:style-name="ce29" office:value-type="string" calcext:value-type="string">
            <text:p>valor_multa</text:p>
          </table:table-cell>
          <table:table-cell table:style-name="ce20" office:value-type="string" calcext:value-type="string">
            <text:p>string</text:p>
            <text:p>Valor da multa cobrada. Obrigatório para codigo_tipo_multa 01. Valor deve ser superior a R$0,01.</text:p>
            <text:p>Observação: Formato: 15 dígitos inteiros e 2 casas decimais. Exemplo: 99999999999999900.</text:p>
          </table:table-cell>
        </table:table-row>
        <table:table-row table:style-name="ro6">
          <table:table-cell table:style-name="ce29" office:value-type="string" calcext:value-type="string">
            <text:p>percentual_multa</text:p>
          </table:table-cell>
          <table:table-cell table:style-name="ce20" office:value-type="string" calcext:value-type="string">
            <text:p>string</text:p>
            <text:p>Percentual da multa cobrada. Obrigatório para tipo_multa 02. Valor calculado deve ser superior a R$0,01.</text:p>
            <text:p>Observação: Formato: 7 dígitos inteiros e 5 casas decimais. Exemplo: 999999900000.</text:p>
          </table:table-cell>
        </table:table-row>
        <table:table-row table:style-name="ro6">
          <table:table-cell table:style-name="ce29" office:value-type="string" calcext:value-type="string">
            <text:p>data_multa</text:p>
          </table:table-cell>
          <table:table-cell table:style-name="ce20" office:value-type="string" calcext:value-type="string">
            <text:p>string</text:p>
            <text:p>Data de início de cobrança de multa. Caso o campo esteja vazio, será automaticamente assumido que a cobrança de multa se inicia logo após o vencimento.</text:p>
            <text:p>Observação: Formato: AAAA-MM-DD.</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dado_boleto.pagador.dados_individuais_boleto.dados_qr_code</text:p>
          </table:table-cell>
          <table:covered-table-cell table:style-name="ce33"/>
        </table:table-row>
        <table:table-row table:style-name="ro1">
          <table:table-cell table:style-name="ce29"/>
          <table:table-cell table:style-name="ce20"/>
        </table:table-row>
        <table:table-row table:style-name="ro7">
          <table:table-cell table:style-name="ce29" office:value-type="string" calcext:value-type="string">
            <text:p>dados_qrcode</text:p>
          </table:table-cell>
          <table:table-cell table:style-name="ce20" office:value-type="string" calcext:value-type="string">
            <text:p>object</text:p>
            <text:p>Dados do qrcode vinculado ao boleto.</text:p>
          </table:table-cell>
        </table:table-row>
        <table:table-row table:style-name="ro7">
          <table:table-cell table:style-name="ce29" office:value-type="string" calcext:value-type="string">
            <text:p>chave</text:p>
          </table:table-cell>
          <table:table-cell table:style-name="ce20" office:value-type="string" calcext:value-type="string">
            <text:p>string</text:p>
            <text:p>Chave DICT do recebedor.</text:p>
          </table:table-cell>
        </table:table-row>
        <table:table-row table:style-name="ro7">
          <table:table-cell table:style-name="ce29" office:value-type="string" calcext:value-type="string">
            <text:p>emv</text:p>
          </table:table-cell>
          <table:table-cell table:style-name="ce20" office:value-type="string" calcext:value-type="string">
            <text:p>string</text:p>
            <text:p>Pix Copia e cola (Texto usado para pagamento do QR Code).</text:p>
          </table:table-cell>
        </table:table-row>
        <table:table-row table:style-name="ro7">
          <table:table-cell table:style-name="ce29" office:value-type="string" calcext:value-type="string">
            <text:p>base64</text:p>
          </table:table-cell>
          <table:table-cell table:style-name="ce20" office:value-type="string" calcext:value-type="string">
            <text:p>string</text:p>
            <text:p>Imagem em base64 do QRCODE PIX.</text:p>
          </table:table-cell>
        </table:table-row>
        <table:table-row table:style-name="ro5">
          <table:table-cell table:style-name="ce29" office:value-type="string" calcext:value-type="string">
            <text:p>txid</text:p>
          </table:table-cell>
          <table:table-cell table:style-name="ce20" office:value-type="string" calcext:value-type="string">
            <text:p>string</text:p>
            <text:p>Identificador do Pix, gerado automaticamente no bolecode.</text:p>
            <text:p>Observação: Inicia com “BL” seguido de Agência (4 posições), Conta (7 posições), carteira (3 posições) e Nosso Número (15 posições).</text:p>
            <text:p>Exemplo: “BL99990000000109123456789012345”.</text:p>
          </table:table-cell>
        </table:table-row>
        <table:table-row table:style-name="ro7">
          <table:table-cell table:style-name="ce29" office:value-type="string" calcext:value-type="string">
            <text:p>id_location</text:p>
          </table:table-cell>
          <table:table-cell table:style-name="ce20" office:value-type="string" calcext:value-type="string">
            <text:p>integer</text:p>
            <text:p>Identificador da URL que contém a localização dos dados da cobrança.</text:p>
          </table:table-cell>
        </table:table-row>
        <table:table-row table:style-name="ro6">
          <table:table-cell table:style-name="ce29" office:value-type="string" calcext:value-type="string">
            <text:p>location</text:p>
          </table:table-cell>
          <table:table-cell table:style-name="ce20" office:value-type="string" calcext:value-type="string">
            <text:p>string</text:p>
            <text:p>URL com a localização do payload que contém os dados da cobrança.</text:p>
            <text:p>Observação: Essa URL só pode ser aberta por participantes e não é visualizável em qualquer browser.</text:p>
          </table:table-cell>
        </table:table-row>
        <table:table-row table:style-name="ro7">
          <table:table-cell table:style-name="ce29" office:value-type="string" calcext:value-type="string">
            <text:p>tipo_cobranca</text:p>
          </table:table-cell>
          <table:table-cell table:style-name="ce20" office:value-type="string" calcext:value-type="string">
            <text:p>string</text:p>
            <text:p>Identificador do tipo de cobrança do PIX.</text:p>
          </table:table-cell>
        </table:table-row>
        <table:table-row table:style-name="ro1" table:number-rows-repeated="1048432">
          <table:table-cell table:number-columns-repeated="2"/>
        </table:table-row>
        <table:table-row table:style-name="ro1">
          <table:table-cell table:number-columns-repeated="2"/>
        </table:table-row>
      </table:table>
      <table:table table:name="Saida 400" table:style-name="ta1">
        <table:table-column table:style-name="co1" table:default-cell-style-name="ce29"/>
        <table:table-column table:style-name="co9" table:default-cell-style-name="ce20"/>
        <table:table-row table:style-name="ro1">
          <table:table-cell table:style-name="ce27" office:value-type="string" calcext:value-type="string">
            <text:p>Campo</text:p>
          </table:table-cell>
          <table:table-cell table:style-name="ce17" office:value-type="string" calcext:value-type="string">
            <text:p>Descrição</text:p>
          </table:table-cell>
        </table:table-row>
        <table:table-row table:style-name="ro1">
          <table:table-cell table:style-name="ce28"/>
          <table:table-cell table:style-name="ce19"/>
        </table:table-row>
        <table:table-row table:style-name="ro7">
          <table:table-cell office:value-type="string" calcext:value-type="string">
            <text:p>Mensagem</text:p>
          </table:table-cell>
          <table:table-cell office:value-type="string" calcext:value-type="string">
            <text:p>Parâmetros incorretos </text:p>
            <text:p>(os dados de entradas estão incorretos ou ausentes)</text:p>
          </table:table-cell>
        </table:table-row>
        <table:table-row table:style-name="ro1">
          <table:table-cell table:number-columns-repeated="2"/>
        </table:table-row>
        <table:table-row table:style-name="ro7">
          <table:table-cell office:value-type="string" calcext:value-type="string">
            <text:p>codigo</text:p>
          </table:table-cell>
          <table:table-cell office:value-type="string" calcext:value-type="string">
            <text:p>string (Código HTTP)</text:p>
            <text:p>Descrição: Código HTTP do status retornado.</text:p>
          </table:table-cell>
        </table:table-row>
        <table:table-row table:style-name="ro7">
          <table:table-cell office:value-type="string" calcext:value-type="string">
            <text:p>mensagem</text:p>
          </table:table-cell>
          <table:table-cell office:value-type="string" calcext:value-type="string">
            <text:p>String (Mensagem)</text:p>
            <text:p>Descrição: Descrição do problema.</text:p>
          </table:table-cell>
        </table:table-row>
        <table:table-row table:style-name="ro1">
          <table:table-cell table:style-name="Default" table:number-columns-repeated="2"/>
        </table:table-row>
        <table:table-row table:style-name="ro1">
          <table:table-cell table:style-name="ce31" office:value-type="string" calcext:value-type="string" table:number-columns-spanned="2" table:number-rows-spanned="1">
            <text:p>campos arrau() {}</text:p>
          </table:table-cell>
          <table:covered-table-cell table:style-name="ce33"/>
        </table:table-row>
        <table:table-row table:style-name="ro1">
          <table:table-cell table:style-name="Default" table:number-columns-repeated="2"/>
        </table:table-row>
        <table:table-row table:style-name="ro7">
          <table:table-cell office:value-type="string" calcext:value-type="string">
            <text:p>Campo</text:p>
          </table:table-cell>
          <table:table-cell office:value-type="string" calcext:value-type="string">
            <text:p>string (Campo)</text:p>
            <text:p>Descrição: Campo inconsistente.</text:p>
          </table:table-cell>
        </table:table-row>
        <table:table-row table:style-name="ro7">
          <table:table-cell office:value-type="string" calcext:value-type="string">
            <text:p>mensagem</text:p>
          </table:table-cell>
          <table:table-cell office:value-type="string" calcext:value-type="string">
            <text:p>string (Mensagem)</text:p>
            <text:p>Descrição: Descrição completa do problema no campo inconsistente.</text:p>
          </table:table-cell>
        </table:table-row>
        <table:table-row table:style-name="ro7">
          <table:table-cell office:value-type="string" calcext:value-type="string">
            <text:p>valor</text:p>
          </table:table-cell>
          <table:table-cell office:value-type="string" calcext:value-type="string">
            <text:p>string (Valor)</text:p>
            <text:p>Descrição: Valor do campo inconsistente.</text:p>
          </table:table-cell>
        </table:table-row>
      </table:table>
      <table:table table:name="Saida 422" table:style-name="ta1">
        <table:table-column table:style-name="co1" table:default-cell-style-name="ce29"/>
        <table:table-column table:style-name="co9" table:default-cell-style-name="ce20"/>
        <table:table-row table:style-name="ro1">
          <table:table-cell table:style-name="ce27" office:value-type="string" calcext:value-type="string">
            <text:p>Campo</text:p>
          </table:table-cell>
          <table:table-cell table:style-name="ce17" office:value-type="string" calcext:value-type="string">
            <text:p>Descrição</text:p>
          </table:table-cell>
        </table:table-row>
        <table:table-row table:style-name="ro1">
          <table:table-cell table:style-name="ce28"/>
          <table:table-cell table:style-name="ce19"/>
        </table:table-row>
        <table:table-row table:style-name="ro1">
          <table:table-cell office:value-type="string" calcext:value-type="string">
            <text:p>Mensagem</text:p>
          </table:table-cell>
          <table:table-cell office:value-type="string" calcext:value-type="string">
            <text:p>Erro de negócio</text:p>
          </table:table-cell>
        </table:table-row>
        <table:table-row table:style-name="ro1">
          <table:table-cell table:number-columns-repeated="2"/>
        </table:table-row>
        <table:table-row table:style-name="ro7">
          <table:table-cell office:value-type="string" calcext:value-type="string">
            <text:p>codigo</text:p>
          </table:table-cell>
          <table:table-cell office:value-type="string" calcext:value-type="string">
            <text:p>string (Código HTTP)</text:p>
            <text:p>Descrição: Código HTTP do status retornado.</text:p>
          </table:table-cell>
        </table:table-row>
        <table:table-row table:style-name="ro7">
          <table:table-cell office:value-type="string" calcext:value-type="string">
            <text:p>mensagem</text:p>
          </table:table-cell>
          <table:table-cell office:value-type="string" calcext:value-type="string">
            <text:p>String (Mensagem)</text:p>
            <text:p>Descrição: Descrição do problema.</text:p>
          </table:table-cell>
        </table:table-row>
        <table:table-row table:style-name="ro1">
          <table:table-cell table:style-name="Default" table:number-columns-repeated="2"/>
        </table:table-row>
        <table:table-row table:style-name="ro1">
          <table:table-cell table:style-name="ce31" office:value-type="string" calcext:value-type="string" table:number-columns-spanned="2" table:number-rows-spanned="1">
            <text:p>campos arrau() {}</text:p>
          </table:table-cell>
          <table:covered-table-cell table:style-name="ce33"/>
        </table:table-row>
        <table:table-row table:style-name="ro1">
          <table:table-cell table:style-name="Default" table:number-columns-repeated="2"/>
        </table:table-row>
        <table:table-row table:style-name="ro7">
          <table:table-cell office:value-type="string" calcext:value-type="string">
            <text:p>Campo</text:p>
          </table:table-cell>
          <table:table-cell office:value-type="string" calcext:value-type="string">
            <text:p>string (Campo)</text:p>
            <text:p>Descrição: Campo inconsistente.</text:p>
          </table:table-cell>
        </table:table-row>
        <table:table-row table:style-name="ro7">
          <table:table-cell office:value-type="string" calcext:value-type="string">
            <text:p>mensagem</text:p>
          </table:table-cell>
          <table:table-cell office:value-type="string" calcext:value-type="string">
            <text:p>string (Mensagem)</text:p>
            <text:p>Descrição: Descrição completa do problema no campo inconsistente.</text:p>
          </table:table-cell>
        </table:table-row>
        <table:table-row table:style-name="ro7">
          <table:table-cell office:value-type="string" calcext:value-type="string">
            <text:p>valor</text:p>
          </table:table-cell>
          <table:table-cell office:value-type="string" calcext:value-type="string">
            <text:p>string (Valor)</text:p>
            <text:p>Descrição: Valor do campo inconsistente.</text:p>
          </table:table-cell>
        </table:table-row>
      </table:table>
      <table:table table:name="ativia_tangram_neg_bol_dados" table:style-name="ta1">
        <table:table-column table:style-name="co10" table:default-cell-style-name="Default"/>
        <table:table-row table:style-name="ro16">
          <table:table-cell office:value-type="string" calcext:value-type="string">
            <text:p><text:span text:style-name="T2">{</text:span></text:p>
            <text:p><text:span text:style-name="T3">  NR_SEQ_NEGOCIACAO: </text:span><text:span text:style-name="T4">10457</text:span><text:span text:style-name="T5">,</text:span></text:p>
            <text:p><text:span text:style-name="T3">  NR_NEGOCIACAO: </text:span><text:span text:style-name="T4">5855</text:span><text:span text:style-name="T5">,</text:span></text:p>
            <text:p><text:span text:style-name="T3">  STATUS_NEG: </text:span><text:span text:style-name="T6">'Aguardando pagamento '</text:span><text:span text:style-name="T5">,</text:span></text:p>
            <text:p><text:span text:style-name="T3">  NR_SEQ_PAGADOR: </text:span><text:span text:style-name="T4">117764</text:span><text:span text:style-name="T5">,</text:span></text:p>
            <text:p><text:span text:style-name="T3">  DT_NEGOCIACAO: </text:span><text:span text:style-name="T7">2024-09-09T14:33:01.000Z</text:span><text:span text:style-name="T5">,</text:span></text:p>
            <text:p><text:span text:style-name="T3">  PESSOA: </text:span><text:span text:style-name="T6">'GIOVANNA SILVA SABINO VILELA'</text:span><text:span text:style-name="T5">,</text:span></text:p>
            <text:p><text:span text:style-name="T3">  NR_TITULO: </text:span><text:span text:style-name="T4">2330204</text:span><text:span text:style-name="T5">,</text:span></text:p>
            <text:p><text:span text:style-name="T3">  DT_VENCIMENTO: </text:span><text:span text:style-name="T7">2024-12-09T03:00:00.000Z</text:span><text:span text:style-name="T5">,</text:span></text:p>
            <text:p><text:span text:style-name="T3">  VL_PARCELA: </text:span><text:span text:style-name="T4">138.38</text:span><text:span text:style-name="T5">,</text:span></text:p>
            <text:p><text:span text:style-name="T3">  NR_PARCELA: </text:span><text:span text:style-name="T4">4</text:span><text:span text:style-name="T5">,</text:span></text:p>
            <text:p><text:span text:style-name="T3">  DT_EMISSAO: </text:span><text:span text:style-name="T7">2024-09-09T03:00:00.000Z</text:span><text:span text:style-name="T5">,</text:span></text:p>
            <text:p><text:span text:style-name="T3">  VL_TITULO: </text:span><text:span text:style-name="T4">138.38</text:span><text:span text:style-name="T5">,</text:span></text:p>
            <text:p><text:span text:style-name="T3">  IE_SITUACAO: </text:span><text:span text:style-name="T6">'1'</text:span><text:span text:style-name="T5">,</text:span></text:p>
            <text:p><text:span text:style-name="T3">  CD_CGC: </text:span><text:span text:style-name="T8">null</text:span><text:span text:style-name="T9">,</text:span></text:p>
            <text:p><text:span text:style-name="T10">  NR_DOCUMENTO: </text:span><text:span text:style-name="T8">null</text:span><text:span text:style-name="T9">,</text:span></text:p>
            <text:p><text:span text:style-name="T10">  CD_BANCO: </text:span><text:span text:style-name="T8">null</text:span><text:span text:style-name="T9">,</text:span></text:p>
            <text:p><text:span text:style-name="T10">  CD_AGENCIA_BANCARIA: </text:span><text:span text:style-name="T8">null</text:span><text:span text:style-name="T9">,</text:span></text:p>
            <text:p><text:span text:style-name="T10">  NR_BLOQUETO: </text:span><text:span text:style-name="T11">'34191992500000138381090233020488053016179000'</text:span><text:span text:style-name="T12">,</text:span></text:p>
            <text:p><text:span text:style-name="T10">  DS_OBSERVACAO_TITULO: </text:span><text:span text:style-name="T11">'Referente a títulos de débito em conta correnteTítulo g</text:span></text:p>
            <text:p><text:span text:style-name="T13">erado através da negociação 5855. Referente aos títulos 2295527, competência em</text:span></text:p>
            <text:p><text:span text:style-name="T13">30/06/2024, 2304547, competência em 30/07/2024, 2312226, competência em 30/08/20</text:span></text:p>
            <text:p><text:span text:style-name="T14">24, '</text:span><text:span text:style-name="T12">,</text:span></text:p>
            <text:p><text:span text:style-name="T10">  NR_SEQ_CONTA_BANCO: </text:span><text:span text:style-name="T15">14</text:span><text:span text:style-name="T12">,</text:span></text:p>
            <text:p><text:span text:style-name="T10">  DT_EMISSAO_BLOQUETO: </text:span><text:span text:style-name="T8">null</text:span><text:span text:style-name="T9">,</text:span></text:p>
            <text:p><text:span text:style-name="T10">  NR_NOSSO_NUMERO: </text:span><text:span text:style-name="T11">'2330204'</text:span><text:span text:style-name="T12">,</text:span></text:p>
            <text:p><text:span text:style-name="T10">  IE_DIG_NOSSO_NUMERO: </text:span><text:span text:style-name="T8">null</text:span><text:span text:style-name="T9">,</text:span></text:p>
            <text:p><text:span text:style-name="T10">  DT_ATUAL: </text:span><text:span text:style-name="T11">'30/09/2024'</text:span><text:span text:style-name="T12">,</text:span></text:p>
            <text:p><text:span text:style-name="T10">  DS_CONTA: </text:span><text:span text:style-name="T11">'Banco Itau 01617-9'</text:span><text:span text:style-name="T12">,</text:span></text:p>
            <text:p><text:span text:style-name="T10">  CD_MOEDA_BANCO: </text:span><text:span text:style-name="T15">9</text:span><text:span text:style-name="T12">,</text:span></text:p>
            <text:p><text:span text:style-name="T10">  CD_BANCO_DIG: </text:span><text:span text:style-name="T11">'341-7'</text:span><text:span text:style-name="T12">,</text:span></text:p>
            <text:p><text:span text:style-name="T10">  NR_BLOQUETO_LIDO: </text:span><text:span text:style-name="T11">'34191090243302048805330161790008199250000013838'</text:span><text:span text:style-name="T12">,</text:span></text:p>
            <text:p><text:span text:style-name="T10">  NR_BLOQUETO_EDITADO: </text:span><text:span text:style-name="T11">'34191.09024 33020.488053 30161.790008 1 99250000013838'</text:span><text:span text:style-name="T12">,</text:span></text:p>
            <text:p><text:span text:style-name="T10">  CD_BANCO_ESTAB: </text:span><text:span text:style-name="T15">341</text:span><text:span text:style-name="T12">,</text:span></text:p>
            <text:p><text:span text:style-name="T10">  DS_BANCO: </text:span><text:span text:style-name="T11">'BANCO ITAU SA'</text:span><text:span text:style-name="T12">,</text:span></text:p>
            <text:p><text:span text:style-name="T10">  CD_CONTA: </text:span><text:span text:style-name="T11">'01617'</text:span><text:span text:style-name="T12">,</text:span></text:p>
            <text:p><text:span text:style-name="T10">  IE_DIGITO_CONTA: </text:span><text:span text:style-name="T11">'9'</text:span><text:span text:style-name="T12">,</text:span></text:p>
            <text:p><text:span text:style-name="T10">  CD_AGENCIA_CONTA: </text:span><text:span text:style-name="T11">'8053/0000001617-9'</text:span><text:span text:style-name="T12">,</text:span></text:p>
            <text:p><text:span text:style-name="T10">  CD_AGENCIA_CONTA_BLOQ: </text:span><text:span text:style-name="T11">'8053/00000'</text:span><text:span text:style-name="T12">,</text:span></text:p>
            <text:p><text:span text:style-name="T10">  DS_END_SACADO: </text:span><text:span text:style-name="T11">'Minas Gerais, nº 158, Rio Comprido'</text:span><text:span text:style-name="T12">,</text:span></text:p>
            <text:p><text:span text:style-name="T10">  DS_ENDERECO_SACADO: </text:span><text:span text:style-name="T11">'Minas Gerais, nº 158, Rio Comprido - Campus 3'</text:span><text:span text:style-name="T12">,</text:span></text:p>
            <text:p><text:span text:style-name="T10">  CPF_CNPJ: </text:span><text:span text:style-name="T11">'40833942859'</text:span><text:span text:style-name="T12">,</text:span></text:p>
            <text:p><text:span text:style-name="T10">  DS_SACADO: </text:span><text:span text:style-name="T11">'GIOVANNA SILVA SABINO VILELA - 408.339.428-59'</text:span><text:span text:style-name="T12">,</text:span></text:p>
            <text:p><text:span text:style-name="T10">  DS_NOME_SACADO: </text:span><text:span text:style-name="T11">'GIOVANNA SILVA SABINO VILELA'</text:span><text:span text:style-name="T12">,</text:span></text:p>
            <text:p><text:span text:style-name="T10">  DS_CIDADE_SACADO: </text:span><text:span text:style-name="T11">'12.302-205 - Jacarei - SP'</text:span><text:span text:style-name="T12">,</text:span></text:p>
            <text:p><text:span text:style-name="T10">  DS_INSTRUCAO: </text:span><text:span text:style-name="T11">'\r\nJuros de Mora por Dia: R$ 0,00'</text:span><text:span text:style-name="T12">,</text:span></text:p>
            <text:p><text:span text:style-name="T10">  CD_CARTEIRA: </text:span><text:span text:style-name="T8">null</text:span><text:span text:style-name="T9">,</text:span></text:p>
            <text:p><text:span text:style-name="T10">  CD_AGENCIA_DIG_CONTA: </text:span><text:span text:style-name="T11">'8053-/01617-9'</text:span><text:span text:style-name="T12">,</text:span></text:p>
            <text:p><text:span text:style-name="T10">  CD_PESSOA: </text:span><text:span text:style-name="T11">'254441'</text:span><text:span text:style-name="T12">,</text:span></text:p>
            <text:p><text:span text:style-name="T10">  BANCO: </text:span><text:span text:style-name="T15">341</text:span></text:p>
            <text:p><text:span text:style-name="T2">}</text:span></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pt" fo:country="B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4">00/00/0000</text:date>, <text:time style:data-style-name="N2" text:time-value="13:32:33.289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30T14:11:44.907000000</meta:creation-date>
    <dc:date>2024-10-24T13:39:46.686000000</dc:date>
    <meta:editing-duration>PT11H54M4S</meta:editing-duration>
    <meta:editing-cycles>116</meta:editing-cycles>
    <meta:generator>LibreOffice/7.6.6.3$Windows_X86_64 LibreOffice_project/d97b2716a9a4a2ce1391dee1765565ea469b0ae7</meta:generator>
    <meta:document-statistic meta:table-count="7" meta:cell-count="523" meta:object-count="0"/>
  </office:meta>
</office:document-meta>
</file>